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office:font-face-decls>
  <office:automatic-styles>
    <style:style style:name="Table2" style:family="table">
      <style:table-properties style:width="15.921cm" table:align="margins"/>
    </style:style>
    <style:style style:name="Table2.A" style:family="table-column">
      <style:table-column-properties style:column-width="5.308cm" style:rel-column-width="21845*"/>
    </style:style>
    <style:style style:name="Table2.B" style:family="table-column">
      <style:table-column-properties style:column-width="5.308cm" style:rel-column-width="21844*"/>
    </style:style>
    <style:style style:name="Table2.C" style:family="table-column">
      <style:table-column-properties style:column-width="5.308cm" style:rel-column-width="2184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6.51cm" fo:margin-left="0cm" table:align="left"/>
    </style:style>
    <style:style style:name="Table1.A" style:family="table-column">
      <style:table-column-properties style:column-width="3.979cm"/>
    </style:style>
    <style:style style:name="Table1.B" style:family="table-column">
      <style:table-column-properties style:column-width="3.981cm"/>
    </style:style>
    <style:style style:name="Table1.C" style:family="table-column">
      <style:table-column-properties style:column-width="8.5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5" style:family="table-row">
      <style:table-row-properties style:min-row-height="0.965cm"/>
    </style:style>
    <style:style style:name="P1" style:family="paragraph" style:parent-style-name="Normal">
      <style:paragraph-properties fo:text-align="center" style:justify-single-word="false"/>
    </style:style>
    <style:style style:name="P2" style:family="paragraph" style:parent-style-name="Normal">
      <style:text-properties officeooo:paragraph-rsid="00135539"/>
    </style:style>
    <style:style style:name="P3" style:family="paragraph" style:parent-style-name="Normal">
      <style:text-properties officeooo:paragraph-rsid="00178b6f"/>
    </style:style>
    <style:style style:name="P4" style:family="paragraph" style:parent-style-name="Normal">
      <style:text-properties officeooo:paragraph-rsid="001c8511"/>
    </style:style>
    <style:style style:name="P5" style:family="paragraph" style:parent-style-name="Normal">
      <style:text-properties officeooo:paragraph-rsid="001e9a78"/>
    </style:style>
    <style:style style:name="P6" style:family="paragraph" style:parent-style-name="Normal">
      <style:text-properties officeooo:paragraph-rsid="0024c664"/>
    </style:style>
    <style:style style:name="P7" style:family="paragraph" style:parent-style-name="Normal">
      <style:text-properties officeooo:paragraph-rsid="0028df3d"/>
    </style:style>
    <style:style style:name="P8" style:family="paragraph" style:parent-style-name="Normal">
      <style:text-properties officeooo:paragraph-rsid="002d9464"/>
    </style:style>
    <style:style style:name="P9" style:family="paragraph" style:parent-style-name="Normal">
      <style:text-properties officeooo:paragraph-rsid="004330eb"/>
    </style:style>
    <style:style style:name="P10" style:family="paragraph" style:parent-style-name="Normal">
      <style:text-properties officeooo:paragraph-rsid="004ad49a"/>
    </style:style>
    <style:style style:name="P11" style:family="paragraph" style:parent-style-name="Normal">
      <style:text-properties officeooo:paragraph-rsid="00553561"/>
    </style:style>
    <style:style style:name="P12" style:family="paragraph" style:parent-style-name="Normal">
      <style:text-properties officeooo:paragraph-rsid="00586d9c"/>
    </style:style>
    <style:style style:name="P13" style:family="paragraph" style:parent-style-name="Normal">
      <style:text-properties officeooo:paragraph-rsid="005b2eca"/>
    </style:style>
    <style:style style:name="P14" style:family="paragraph" style:parent-style-name="Normal">
      <style:text-properties officeooo:paragraph-rsid="005b8ade"/>
    </style:style>
    <style:style style:name="P15" style:family="paragraph" style:parent-style-name="Normal">
      <style:text-properties officeooo:paragraph-rsid="006b8b20"/>
    </style:style>
    <style:style style:name="P16" style:family="paragraph" style:parent-style-name="Normal">
      <style:text-properties officeooo:paragraph-rsid="006c274f"/>
    </style:style>
    <style:style style:name="P17" style:family="paragraph" style:parent-style-name="Normal">
      <style:text-properties officeooo:paragraph-rsid="006fb76a"/>
    </style:style>
    <style:style style:name="P18" style:family="paragraph" style:parent-style-name="Normal">
      <style:text-properties officeooo:paragraph-rsid="0075b9ab"/>
    </style:style>
    <style:style style:name="P19" style:family="paragraph" style:parent-style-name="Normal">
      <style:text-properties officeooo:paragraph-rsid="001d7fbf"/>
    </style:style>
    <style:style style:name="P20" style:family="paragraph" style:parent-style-name="Normal">
      <style:text-properties style:font-name="Calibri Light"/>
    </style:style>
    <style:style style:name="P21" style:family="paragraph" style:parent-style-name="Normal">
      <style:paragraph-properties fo:text-align="center" style:justify-single-word="false"/>
      <style:text-properties style:font-name="Calibri Light" fo:font-size="24pt" style:font-size-asian="24pt" style:font-size-complex="24pt"/>
    </style:style>
    <style:style style:name="P22" style:family="paragraph" style:parent-style-name="Normal">
      <style:paragraph-properties fo:text-align="center" style:justify-single-word="false"/>
      <style:text-properties style:font-name="Calibri Light" fo:font-size="24pt" fo:font-weight="bold" style:font-size-asian="24pt" style:font-weight-asian="bold" style:font-size-complex="24pt" style:font-weight-complex="bold"/>
    </style:style>
    <style:style style:name="P23" style:family="paragraph" style:parent-style-name="Normal">
      <style:paragraph-properties fo:text-align="center" style:justify-single-word="false"/>
      <style:text-properties style:font-name="Calibri Light" fo:font-size="20pt" style:font-size-asian="20pt" style:font-size-complex="20pt"/>
    </style:style>
    <style:style style:name="P24" style:family="paragraph" style:parent-style-name="Normal">
      <style:text-properties style:font-name="Calibri Light" fo:font-size="20pt" officeooo:paragraph-rsid="006fb76a" style:font-size-asian="20pt" style:font-size-complex="20pt"/>
    </style:style>
    <style:style style:name="P25" style:family="paragraph" style:parent-style-name="Normal">
      <style:paragraph-properties fo:text-align="center" style:justify-single-word="false"/>
      <style:text-properties style:font-name="Calibri Light"/>
    </style:style>
    <style:style style:name="P26" style:family="paragraph" style:parent-style-name="Normal">
      <style:text-properties style:font-name="Calibri Light" officeooo:paragraph-rsid="0014cdb4"/>
    </style:style>
    <style:style style:name="P27" style:family="paragraph" style:parent-style-name="Normal">
      <style:text-properties officeooo:paragraph-rsid="00b7db49"/>
    </style:style>
    <style:style style:name="P28" style:family="paragraph" style:parent-style-name="Normal">
      <style:text-properties officeooo:paragraph-rsid="00c41493"/>
    </style:style>
    <style:style style:name="P29" style:family="paragraph" style:parent-style-name="Table_20_Contents">
      <style:text-properties style:font-name="Calibri Light" fo:font-size="13pt" fo:font-weight="bold" officeooo:rsid="00193e6e" officeooo:paragraph-rsid="00193e6e" style:font-size-asian="13pt" style:font-weight-asian="bold" style:font-size-complex="13pt" style:font-weight-complex="bold"/>
    </style:style>
    <style:style style:name="P30" style:family="paragraph" style:parent-style-name="Table_20_Contents">
      <style:text-properties style:font-name="Calibri Light" officeooo:rsid="00193e6e"/>
    </style:style>
    <style:style style:name="P31" style:family="paragraph" style:parent-style-name="Table_20_Contents">
      <style:text-properties style:font-name="Calibri Light" officeooo:rsid="00193e6e" officeooo:paragraph-rsid="00193e6e"/>
    </style:style>
    <style:style style:name="P32" style:family="paragraph" style:parent-style-name="Table_20_Contents">
      <style:text-properties style:font-name="Calibri Light" officeooo:paragraph-rsid="00193e6e"/>
    </style:style>
    <style:style style:name="P33" style:family="paragraph" style:parent-style-name="Table_20_Contents">
      <style:text-properties style:font-name="Calibri Light" officeooo:rsid="005c8033" officeooo:paragraph-rsid="005c8033"/>
    </style:style>
    <style:style style:name="P34" style:family="paragraph" style:parent-style-name="Table_20_Contents">
      <style:text-properties style:font-name="Calibri Light" officeooo:rsid="005f8a29" officeooo:paragraph-rsid="005f8a29"/>
    </style:style>
    <style:style style:name="P35" style:family="paragraph" style:parent-style-name="Table_20_Contents">
      <style:text-properties style:font-name="Calibri Light" officeooo:rsid="008c7366" officeooo:paragraph-rsid="008c7366"/>
    </style:style>
    <style:style style:name="P36" style:family="paragraph" style:parent-style-name="Table_20_Contents">
      <style:text-properties officeooo:rsid="00b8adb2" officeooo:paragraph-rsid="00b8adb2"/>
    </style:style>
    <style:style style:name="P37" style:family="paragraph" style:parent-style-name="Table_20_Contents">
      <style:text-properties officeooo:rsid="00b8d95e" officeooo:paragraph-rsid="00b8d95e"/>
    </style:style>
    <style:style style:name="P38" style:family="paragraph" style:parent-style-name="Table_20_Contents">
      <style:text-properties officeooo:rsid="00bb9670" officeooo:paragraph-rsid="00bb9670"/>
    </style:style>
    <style:style style:name="P39" style:family="paragraph" style:parent-style-name="Table_20_Contents">
      <style:text-properties officeooo:paragraph-rsid="00bb9670"/>
    </style:style>
    <style:style style:name="P40" style:family="paragraph" style:parent-style-name="Table_20_Contents">
      <style:text-properties officeooo:paragraph-rsid="00193e6e"/>
    </style:style>
    <style:style style:name="P41" style:family="paragraph" style:parent-style-name="Normal" style:master-page-name="MP0">
      <style:paragraph-properties fo:text-align="center" style:justify-single-word="false" style:page-number="auto" fo:break-before="page"/>
      <style:text-properties style:font-name="Calibri Light" fo:font-size="24pt" style:font-size-asian="24pt" style:font-size-complex="24pt"/>
    </style:style>
    <style:style style:name="P42" style:family="paragraph" style:parent-style-name="Normal" style:list-style-name="L1">
      <style:text-properties officeooo:paragraph-rsid="004330eb"/>
    </style:style>
    <style:style style:name="P43" style:family="paragraph" style:parent-style-name="Normal" style:list-style-name="L1">
      <style:text-properties officeooo:paragraph-rsid="0096fafd"/>
    </style:style>
    <style:style style:name="P44" style:family="paragraph" style:parent-style-name="Normal" style:list-style-name="L1">
      <style:text-properties style:font-name="Calibri Light" fo:font-size="12pt" officeooo:paragraph-rsid="00925ac6" style:font-size-asian="12pt" style:font-size-complex="12pt"/>
    </style:style>
    <style:style style:name="P45" style:family="paragraph" style:parent-style-name="Normal" style:list-style-name="L8">
      <style:text-properties style:font-name="Calibri Light" fo:font-size="12pt" fo:font-style="normal" officeooo:paragraph-rsid="0083c933" style:font-size-asian="10.5pt" style:font-style-asian="normal" style:font-size-complex="12pt" style:font-style-complex="normal"/>
    </style:style>
    <style:style style:name="P46" style:family="paragraph" style:parent-style-name="Normal" style:list-style-name="L2">
      <style:text-properties officeooo:paragraph-rsid="00b29353"/>
    </style:style>
    <style:style style:name="P47" style:family="paragraph" style:parent-style-name="Normal" style:list-style-name="L2">
      <style:text-properties officeooo:paragraph-rsid="00c1c70e"/>
    </style:style>
    <style:style style:name="P48" style:family="paragraph" style:parent-style-name="Normal" style:list-style-name="L2">
      <style:text-properties officeooo:paragraph-rsid="00c2a595"/>
    </style:style>
    <style:style style:name="P49" style:family="paragraph" style:parent-style-name="Normal" style:list-style-name="L6">
      <style:text-properties officeooo:paragraph-rsid="007c0729"/>
    </style:style>
    <style:style style:name="P50" style:family="paragraph" style:parent-style-name="Normal" style:list-style-name="L6">
      <style:text-properties officeooo:paragraph-rsid="007c0be8"/>
    </style:style>
    <style:style style:name="P51" style:family="paragraph" style:parent-style-name="Normal" style:list-style-name="L7">
      <style:text-properties officeooo:paragraph-rsid="007ea7ee"/>
    </style:style>
    <style:style style:name="P52" style:family="paragraph" style:parent-style-name="Normal" style:list-style-name="L7">
      <style:text-properties officeooo:paragraph-rsid="007f3b4c"/>
    </style:style>
    <style:style style:name="P53" style:family="paragraph" style:parent-style-name="Odlomak_20_popisa" style:list-style-name="L3">
      <style:text-properties officeooo:paragraph-rsid="006fb76a"/>
    </style:style>
    <style:style style:name="P54" style:family="paragraph" style:parent-style-name="Odlomak_20_popisa" style:list-style-name="L4">
      <style:text-properties officeooo:paragraph-rsid="006fb76a"/>
    </style:style>
    <style:style style:name="P55" style:family="paragraph" style:parent-style-name="Odlomak_20_popisa" style:list-style-name="L5">
      <style:text-properties officeooo:paragraph-rsid="006fb76a"/>
    </style:style>
    <style:style style:name="P56" style:family="paragraph" style:parent-style-name="Odlomak_20_popisa" style:list-style-name="L5">
      <style:paragraph-properties fo:margin-left="0cm" fo:margin-right="0cm" fo:text-indent="0cm" style:auto-text-indent="false"/>
      <style:text-properties officeooo:paragraph-rsid="006fb76a"/>
    </style:style>
    <style:style style:name="T1" style:family="text">
      <style:text-properties officeooo:rsid="00193e6e"/>
    </style:style>
    <style:style style:name="T2" style:family="text">
      <style:text-properties officeooo:rsid="0019e49e"/>
    </style:style>
    <style:style style:name="T3" style:family="text">
      <style:text-properties fo:font-style="italic" style:font-style-asian="italic" style:font-style-complex="italic"/>
    </style:style>
    <style:style style:name="T4" style:family="text">
      <style:text-properties style:font-name="Calibri Light" fo:font-size="24pt" style:font-size-asian="24pt" style:font-size-complex="24pt"/>
    </style:style>
    <style:style style:name="T5" style:family="text">
      <style:text-properties style:font-name="Calibri Light" fo:font-size="24pt" officeooo:rsid="0014cdb4" style:font-size-asian="24pt" style:font-size-complex="24pt"/>
    </style:style>
    <style:style style:name="T6" style:family="text">
      <style:text-properties style:font-name="Calibri Light" fo:font-size="24pt" officeooo:rsid="0028df3d" style:font-size-asian="24pt" style:font-size-complex="24pt"/>
    </style:style>
    <style:style style:name="T7" style:family="text">
      <style:text-properties style:font-name="Calibri Light" fo:font-size="24pt" officeooo:rsid="001a9f67" style:font-size-asian="24pt" style:font-size-complex="24pt"/>
    </style:style>
    <style:style style:name="T8" style:family="text">
      <style:text-properties style:font-name="Calibri Light" fo:font-size="24pt" officeooo:rsid="00178b6f" style:font-size-asian="24pt" style:font-size-complex="24pt"/>
    </style:style>
    <style:style style:name="T9" style:family="text">
      <style:text-properties style:font-name="Calibri Light" fo:font-size="24pt" officeooo:rsid="001e9a78" style:font-size-asian="24pt" style:font-size-complex="24pt"/>
    </style:style>
    <style:style style:name="T10" style:family="text">
      <style:text-properties style:font-name="Calibri Light" fo:font-size="24pt" officeooo:rsid="0073fbf7" style:font-size-asian="24pt" style:font-size-complex="24pt"/>
    </style:style>
    <style:style style:name="T11" style:family="text">
      <style:text-properties style:font-name="Calibri Light" fo:font-size="24pt" officeooo:rsid="007ab644" style:font-size-asian="24pt" style:font-size-complex="24pt"/>
    </style:style>
    <style:style style:name="T12" style:family="text">
      <style:text-properties style:font-name="Calibri Light" fo:font-size="24pt" officeooo:rsid="00135539" style:font-size-asian="24pt" style:font-size-complex="24pt"/>
    </style:style>
    <style:style style:name="T13" style:family="text">
      <style:text-properties style:font-name="Calibri Light" fo:font-size="24pt" officeooo:rsid="006fb76a" style:font-size-asian="24pt" style:font-size-complex="24pt"/>
    </style:style>
    <style:style style:name="T14" style:family="text">
      <style:text-properties style:font-name="Calibri Light" fo:font-size="24pt" officeooo:rsid="001c8511" style:font-size-asian="24pt" style:font-size-complex="24pt"/>
    </style:style>
    <style:style style:name="T15" style:family="text">
      <style:text-properties style:font-name="Calibri Light" fo:font-size="24pt" officeooo:rsid="0075b9ab" style:font-size-asian="24pt" style:font-size-complex="24pt"/>
    </style:style>
    <style:style style:name="T16" style:family="text">
      <style:text-properties style:font-name="Calibri Light" fo:font-size="24pt" fo:font-style="italic" style:font-size-asian="24pt" style:font-style-asian="italic" style:font-size-complex="24pt" style:font-style-complex="italic"/>
    </style:style>
    <style:style style:name="T17" style:family="text">
      <style:text-properties style:font-name="Calibri Light" fo:font-size="12pt" officeooo:rsid="0024c664" style:font-size-asian="10.5pt" style:font-size-complex="12pt"/>
    </style:style>
    <style:style style:name="T18" style:family="text">
      <style:text-properties style:font-name="Calibri Light" fo:font-size="12pt" officeooo:rsid="002547cc" style:font-size-asian="10.5pt" style:font-size-complex="12pt"/>
    </style:style>
    <style:style style:name="T19" style:family="text">
      <style:text-properties style:font-name="Calibri Light" fo:font-size="12pt" officeooo:rsid="0028df3d" style:font-size-asian="10.5pt" style:font-size-complex="12pt"/>
    </style:style>
    <style:style style:name="T20" style:family="text">
      <style:text-properties style:font-name="Calibri Light" fo:font-size="12pt" officeooo:rsid="004d79cd" style:font-size-asian="10.5pt" style:font-size-complex="12pt"/>
    </style:style>
    <style:style style:name="T21" style:family="text">
      <style:text-properties style:font-name="Calibri Light" fo:font-size="12pt" officeooo:rsid="004b8e31" style:font-size-asian="10.5pt" style:font-size-complex="12pt"/>
    </style:style>
    <style:style style:name="T22" style:family="text">
      <style:text-properties style:font-name="Calibri Light" fo:font-size="12pt" officeooo:rsid="005b2eca" style:font-size-asian="10.5pt" style:font-size-complex="12pt"/>
    </style:style>
    <style:style style:name="T23" style:family="text">
      <style:text-properties style:font-name="Calibri Light" fo:font-size="12pt" officeooo:rsid="005b8ade" style:font-size-asian="10.5pt" style:font-size-complex="12pt"/>
    </style:style>
    <style:style style:name="T24" style:family="text">
      <style:text-properties style:font-name="Calibri Light" fo:font-size="12pt" officeooo:rsid="004b3773" style:font-size-asian="10.5pt" style:font-size-complex="12pt"/>
    </style:style>
    <style:style style:name="T25" style:family="text">
      <style:text-properties style:font-name="Calibri Light" fo:font-size="12pt" officeooo:rsid="004fcf90" style:font-size-asian="10.5pt" style:font-size-complex="12pt"/>
    </style:style>
    <style:style style:name="T26" style:family="text">
      <style:text-properties style:font-name="Calibri Light" fo:font-size="12pt" officeooo:rsid="003511ab" style:font-size-asian="10.5pt" style:font-size-complex="12pt"/>
    </style:style>
    <style:style style:name="T27" style:family="text">
      <style:text-properties style:font-name="Calibri Light" fo:font-size="12pt" officeooo:rsid="00466cc1" style:font-size-asian="10.5pt" style:font-size-complex="12pt"/>
    </style:style>
    <style:style style:name="T28" style:family="text">
      <style:text-properties style:font-name="Calibri Light" fo:font-size="12pt" officeooo:rsid="0047f4b2" style:font-size-asian="10.5pt" style:font-size-complex="12pt"/>
    </style:style>
    <style:style style:name="T29" style:family="text">
      <style:text-properties style:font-name="Calibri Light" fo:font-size="12pt" officeooo:rsid="00553561" style:font-size-asian="10.5pt" style:font-size-complex="12pt"/>
    </style:style>
    <style:style style:name="T30" style:family="text">
      <style:text-properties style:font-name="Calibri Light" fo:font-size="12pt" officeooo:rsid="002aceb4" style:font-size-asian="10.5pt" style:font-size-complex="12pt"/>
    </style:style>
    <style:style style:name="T31" style:family="text">
      <style:text-properties style:font-name="Calibri Light" fo:font-size="12pt" officeooo:rsid="002c866a" style:font-size-asian="10.5pt" style:font-size-complex="12pt"/>
    </style:style>
    <style:style style:name="T32" style:family="text">
      <style:text-properties style:font-name="Calibri Light" fo:font-size="12pt" officeooo:rsid="002d9464" style:font-size-asian="10.5pt" style:font-size-complex="12pt"/>
    </style:style>
    <style:style style:name="T33" style:family="text">
      <style:text-properties style:font-name="Calibri Light" fo:font-size="12pt" officeooo:rsid="00317e14" style:font-size-asian="10.5pt" style:font-size-complex="12pt"/>
    </style:style>
    <style:style style:name="T34" style:family="text">
      <style:text-properties style:font-name="Calibri Light" fo:font-size="12pt" officeooo:rsid="0035e0ba" style:font-size-asian="10.5pt" style:font-size-complex="12pt"/>
    </style:style>
    <style:style style:name="T35" style:family="text">
      <style:text-properties style:font-name="Calibri Light" fo:font-size="12pt" officeooo:rsid="002df8bc" style:font-size-asian="10.5pt" style:font-size-complex="12pt"/>
    </style:style>
    <style:style style:name="T36" style:family="text">
      <style:text-properties style:font-name="Calibri Light" fo:font-size="12pt" officeooo:rsid="002f848f" style:font-size-asian="10.5pt" style:font-size-complex="12pt"/>
    </style:style>
    <style:style style:name="T37" style:family="text">
      <style:text-properties style:font-name="Calibri Light" fo:font-size="12pt" officeooo:rsid="003e0bf9" style:font-size-asian="10.5pt" style:font-size-complex="12pt"/>
    </style:style>
    <style:style style:name="T38" style:family="text">
      <style:text-properties style:font-name="Calibri Light" fo:font-size="12pt" officeooo:rsid="00419c30" style:font-size-asian="10.5pt" style:font-size-complex="12pt"/>
    </style:style>
    <style:style style:name="T39" style:family="text">
      <style:text-properties style:font-name="Calibri Light" fo:font-size="12pt" officeooo:rsid="003cb75b" style:font-size-asian="10.5pt" style:font-size-complex="12pt"/>
    </style:style>
    <style:style style:name="T40" style:family="text">
      <style:text-properties style:font-name="Calibri Light" fo:font-size="12pt" officeooo:rsid="006b8b20" style:font-size-asian="10.5pt" style:font-size-complex="12pt"/>
    </style:style>
    <style:style style:name="T41" style:family="text">
      <style:text-properties style:font-name="Calibri Light" fo:font-size="12pt" officeooo:rsid="007ea7ee" style:font-size-asian="10.5pt" style:font-size-complex="12pt"/>
    </style:style>
    <style:style style:name="T42" style:family="text">
      <style:text-properties style:font-name="Calibri Light" fo:font-size="12pt" officeooo:rsid="004b8e31" fo:background-color="#ffff38" loext:char-shading-value="0" style:font-size-asian="10.5pt" style:font-size-complex="12pt"/>
    </style:style>
    <style:style style:name="T43" style:family="text">
      <style:text-properties style:font-name="Calibri Light" fo:font-size="12pt" officeooo:rsid="004b9655" fo:background-color="#ffff38" loext:char-shading-value="0" style:font-size-asian="10.5pt" style:font-size-complex="12pt"/>
    </style:style>
    <style:style style:name="T44" style:family="text">
      <style:text-properties style:font-name="Calibri Light" fo:font-size="12pt" officeooo:rsid="003ae739" fo:background-color="#ffff38" loext:char-shading-value="0" style:font-size-asian="10.5pt" style:font-size-complex="12pt"/>
    </style:style>
    <style:style style:name="T45" style:family="text">
      <style:text-properties style:font-name="Calibri Light" fo:font-size="12pt" officeooo:rsid="00553561" fo:background-color="#ffff38" loext:char-shading-value="0" style:font-size-asian="10.5pt" style:font-size-complex="12pt"/>
    </style:style>
    <style:style style:name="T46" style:family="text">
      <style:text-properties style:font-name="Calibri Light" fo:font-size="12pt" officeooo:rsid="00568ed2" fo:background-color="#ffff38" loext:char-shading-value="0" style:font-size-asian="10.5pt" style:font-size-complex="12pt"/>
    </style:style>
    <style:style style:name="T47" style:family="text">
      <style:text-properties style:font-name="Calibri Light" fo:font-size="12pt" officeooo:rsid="00586d9c" fo:background-color="#ffff38" loext:char-shading-value="0" style:font-size-asian="10.5pt" style:font-size-complex="12pt"/>
    </style:style>
    <style:style style:name="T48" style:family="text">
      <style:text-properties style:font-name="Calibri Light" fo:font-size="12pt" officeooo:rsid="00a172e2" fo:background-color="#ffff38" loext:char-shading-value="0" style:font-size-asian="10.5pt" style:font-size-complex="12pt"/>
    </style:style>
    <style:style style:name="T49" style:family="text">
      <style:text-properties style:font-name="Calibri Light" fo:font-size="12pt" officeooo:rsid="00a1827c" fo:background-color="#ffff38" loext:char-shading-value="0" style:font-size-asian="10.5pt" style:font-size-complex="12pt"/>
    </style:style>
    <style:style style:name="T50" style:family="text">
      <style:text-properties style:font-name="Calibri Light" fo:font-size="12pt" officeooo:rsid="00a331e3" fo:background-color="#ffff38" loext:char-shading-value="0" style:font-size-asian="10.5pt" style:font-size-complex="12pt"/>
    </style:style>
    <style:style style:name="T51" style:family="text">
      <style:text-properties style:font-name="Calibri Light" fo:font-size="12pt" officeooo:rsid="00a832f2" fo:background-color="#ffff38" loext:char-shading-value="0" style:font-size-asian="10.5pt" style:font-size-complex="12pt"/>
    </style:style>
    <style:style style:name="T52" style:family="text">
      <style:text-properties style:font-name="Calibri Light" fo:font-size="12pt" officeooo:rsid="00ae00d1" fo:background-color="#ffff38" loext:char-shading-value="0" style:font-size-asian="10.5pt" style:font-size-complex="12pt"/>
    </style:style>
    <style:style style:name="T53" style:family="text">
      <style:text-properties style:font-name="Calibri Light" fo:font-size="12pt" officeooo:rsid="00b29353" fo:background-color="#ffff38" loext:char-shading-value="0" style:font-size-asian="10.5pt" style:font-size-complex="12pt"/>
    </style:style>
    <style:style style:name="T54" style:family="text">
      <style:text-properties style:font-name="Calibri Light" fo:font-size="12pt" officeooo:rsid="00b47583" fo:background-color="#ffff38" loext:char-shading-value="0" style:font-size-asian="10.5pt" style:font-size-complex="12pt"/>
    </style:style>
    <style:style style:name="T55" style:family="text">
      <style:text-properties style:font-name="Calibri Light" fo:font-size="12pt" officeooo:rsid="00d3e25d" fo:background-color="#ffff38" loext:char-shading-value="0" style:font-size-asian="10.5pt" style:font-size-complex="12pt"/>
    </style:style>
    <style:style style:name="T56" style:family="text">
      <style:text-properties style:font-name="Calibri Light" fo:font-size="12pt" officeooo:rsid="004b9655" fo:background-color="#ffffff" loext:char-shading-value="0" style:font-size-asian="10.5pt" style:font-size-complex="12pt"/>
    </style:style>
    <style:style style:name="T57" style:family="text">
      <style:text-properties style:font-name="Calibri Light" fo:font-size="12pt" officeooo:rsid="00553561" fo:background-color="#ffffff" loext:char-shading-value="0" style:font-size-asian="10.5pt" style:font-size-complex="12pt"/>
    </style:style>
    <style:style style:name="T58" style:family="text">
      <style:text-properties style:font-name="Calibri Light" fo:font-size="12pt" officeooo:rsid="00568ed2" fo:background-color="#ffffff" loext:char-shading-value="0" style:font-size-asian="10.5pt" style:font-size-complex="12pt"/>
    </style:style>
    <style:style style:name="T59" style:family="text">
      <style:text-properties style:font-name="Calibri Light" fo:font-size="12pt" officeooo:rsid="005b0b98" fo:background-color="#ffffff" loext:char-shading-value="0" style:font-size-asian="10.5pt" style:font-size-complex="12pt"/>
    </style:style>
    <style:style style:name="T60" style:family="text">
      <style:text-properties style:font-name="Calibri Light" fo:font-size="12pt" officeooo:rsid="003ae739" fo:background-color="#ffffff" loext:char-shading-value="0" style:font-size-asian="10.5pt" style:font-size-complex="12pt"/>
    </style:style>
    <style:style style:name="T61" style:family="text">
      <style:text-properties style:font-name="Calibri Light" fo:font-size="12pt" officeooo:rsid="00ae00d1" fo:background-color="#ffffff" loext:char-shading-value="0" style:font-size-asian="10.5pt" style:font-size-complex="12pt"/>
    </style:style>
    <style:style style:name="T62" style:family="text">
      <style:text-properties style:font-name="Calibri Light" fo:font-size="12pt" officeooo:rsid="00af614a" fo:background-color="#ffffff" loext:char-shading-value="0" style:font-size-asian="10.5pt" style:font-size-complex="12pt"/>
    </style:style>
    <style:style style:name="T63" style:family="text">
      <style:text-properties style:font-name="Calibri Light" fo:font-size="12pt" officeooo:rsid="00afc9bb" fo:background-color="#ffffff" loext:char-shading-value="0" style:font-size-asian="10.5pt" style:font-size-complex="12pt"/>
    </style:style>
    <style:style style:name="T64" style:family="text">
      <style:text-properties style:font-name="Calibri Light" fo:font-size="12pt" officeooo:rsid="00b29353" fo:background-color="#ffffff" loext:char-shading-value="0" style:font-size-asian="10.5pt" style:font-size-complex="12pt"/>
    </style:style>
    <style:style style:name="T65" style:family="text">
      <style:text-properties style:font-name="Calibri Light" fo:font-size="12pt" officeooo:rsid="00b47583" fo:background-color="#ffffff" loext:char-shading-value="0" style:font-size-asian="10.5pt" style:font-size-complex="12pt"/>
    </style:style>
    <style:style style:name="T66" style:family="text">
      <style:text-properties style:font-name="Calibri Light" fo:font-size="12pt" officeooo:rsid="00b657cf" fo:background-color="#ffffff" loext:char-shading-value="0" style:font-size-asian="10.5pt" style:font-size-complex="12pt"/>
    </style:style>
    <style:style style:name="T67" style:family="text">
      <style:text-properties style:font-name="Calibri Light" fo:font-size="12pt" officeooo:rsid="00b7db49" fo:background-color="#ffffff" loext:char-shading-value="0" style:font-size-asian="10.5pt" style:font-size-complex="12pt"/>
    </style:style>
    <style:style style:name="T68" style:family="text">
      <style:text-properties style:font-name="Calibri Light" fo:font-size="12pt" officeooo:rsid="00b906eb" fo:background-color="#ffffff" loext:char-shading-value="0" style:font-size-asian="10.5pt" style:font-size-complex="12pt"/>
    </style:style>
    <style:style style:name="T69" style:family="text">
      <style:text-properties style:font-name="Calibri Light" fo:font-size="12pt" officeooo:rsid="00c1c70e" fo:background-color="#ffffff" loext:char-shading-value="0" style:font-size-asian="10.5pt" style:font-size-complex="12pt"/>
    </style:style>
    <style:style style:name="T70" style:family="text">
      <style:text-properties style:font-name="Calibri Light" fo:font-size="12pt" officeooo:rsid="00c2a595" fo:background-color="#ffffff" loext:char-shading-value="0" style:font-size-asian="10.5pt" style:font-size-complex="12pt"/>
    </style:style>
    <style:style style:name="T71" style:family="text">
      <style:text-properties style:font-name="Calibri Light" fo:font-size="12pt" officeooo:rsid="00c41493" fo:background-color="#ffffff" loext:char-shading-value="0" style:font-size-asian="10.5pt" style:font-size-complex="12pt"/>
    </style:style>
    <style:style style:name="T72" style:family="text">
      <style:text-properties style:font-name="Calibri Light" fo:font-size="12pt" officeooo:rsid="00c5e0d9" fo:background-color="#ffffff" loext:char-shading-value="0" style:font-size-asian="10.5pt" style:font-size-complex="12pt"/>
    </style:style>
    <style:style style:name="T73" style:family="text">
      <style:text-properties style:font-name="Calibri Light" fo:font-size="12pt" officeooo:rsid="00c618c6" fo:background-color="#ffffff" loext:char-shading-value="0" style:font-size-asian="10.5pt" style:font-size-complex="12pt"/>
    </style:style>
    <style:style style:name="T74" style:family="text">
      <style:text-properties style:font-name="Calibri Light" fo:font-size="12pt" officeooo:rsid="00c80ca0" fo:background-color="#ffffff" loext:char-shading-value="0" style:font-size-asian="10.5pt" style:font-size-complex="12pt"/>
    </style:style>
    <style:style style:name="T75" style:family="text">
      <style:text-properties style:font-name="Calibri Light" fo:font-size="12pt" officeooo:rsid="00ca6cb2" fo:background-color="#ffffff" loext:char-shading-value="0" style:font-size-asian="10.5pt" style:font-size-complex="12pt"/>
    </style:style>
    <style:style style:name="T76" style:family="text">
      <style:text-properties style:font-name="Calibri Light" fo:font-size="12pt" officeooo:rsid="00ccf5d9" fo:background-color="#ffffff" loext:char-shading-value="0" style:font-size-asian="10.5pt" style:font-size-complex="12pt"/>
    </style:style>
    <style:style style:name="T77" style:family="text">
      <style:text-properties style:font-name="Calibri Light" fo:font-size="12pt" officeooo:rsid="00cfc1ca" fo:background-color="#ffffff" loext:char-shading-value="0" style:font-size-asian="10.5pt" style:font-size-complex="12pt"/>
    </style:style>
    <style:style style:name="T78" style:family="text">
      <style:text-properties style:font-name="Calibri Light" fo:font-size="12pt" officeooo:rsid="009f5d22" fo:background-color="#ffffff" loext:char-shading-value="0" style:font-size-asian="12pt" style:font-size-complex="12pt"/>
    </style:style>
    <style:style style:name="T79" style:family="text">
      <style:text-properties style:font-name="Calibri Light" fo:font-size="12pt" fo:font-style="italic" officeooo:rsid="00553561" style:font-size-asian="10.5pt" style:font-style-asian="italic" style:font-size-complex="12pt" style:font-style-complex="italic"/>
    </style:style>
    <style:style style:name="T80" style:family="text">
      <style:text-properties style:font-name="Calibri Light" fo:font-size="12pt" fo:font-style="italic" officeooo:rsid="006b8b20" style:font-size-asian="10.5pt" style:font-style-asian="italic" style:font-size-complex="12pt" style:font-style-complex="italic"/>
    </style:style>
    <style:style style:name="T81" style:family="text">
      <style:text-properties style:font-name="Calibri Light" fo:font-size="12pt" fo:font-style="italic" officeooo:rsid="007ea7ee" style:font-size-asian="10.5pt" style:font-style-asian="italic" style:font-size-complex="12pt" style:font-style-complex="italic"/>
    </style:style>
    <style:style style:name="T82" style:family="text">
      <style:text-properties style:font-name="Calibri Light" fo:font-size="12pt" fo:font-style="italic" officeooo:rsid="006b8b20" fo:background-color="#ffff00" loext:char-shading-value="0" style:font-size-asian="10.5pt" style:font-style-asian="italic" style:font-size-complex="12pt" style:font-style-complex="italic"/>
    </style:style>
    <style:style style:name="T83" style:family="text">
      <style:text-properties style:font-name="Calibri Light" fo:font-size="12pt" fo:font-style="italic" officeooo:rsid="006bf39d" fo:background-color="#ffff00" loext:char-shading-value="0" style:font-size-asian="10.5pt" style:font-style-asian="italic" style:font-size-complex="12pt" style:font-style-complex="italic"/>
    </style:style>
    <style:style style:name="T84" style:family="text">
      <style:text-properties style:font-name="Calibri Light" fo:font-size="12pt" fo:font-style="italic" officeooo:rsid="009a9201" fo:background-color="#ffff00" loext:char-shading-value="0" style:font-size-asian="10.5pt" style:font-style-asian="italic" style:font-size-complex="12pt" style:font-style-complex="italic"/>
    </style:style>
    <style:style style:name="T85" style:family="text">
      <style:text-properties style:font-name="Calibri Light" fo:font-size="12pt" fo:font-style="italic" officeooo:rsid="00925ac6" style:font-size-asian="12pt" style:font-style-asian="italic" style:font-size-complex="12pt" style:font-style-complex="italic"/>
    </style:style>
    <style:style style:name="T86" style:family="text">
      <style:text-properties style:font-name="Calibri Light" fo:font-size="12pt" officeooo:rsid="002d9464" fo:background-color="#ffff00" loext:char-shading-value="0" style:font-size-asian="10.5pt" style:font-size-complex="12pt"/>
    </style:style>
    <style:style style:name="T87" style:family="text">
      <style:text-properties style:font-name="Calibri Light" fo:font-size="12pt" officeooo:rsid="00500e2d" fo:background-color="#ffff00" loext:char-shading-value="0" style:font-size-asian="10.5pt" style:font-size-complex="12pt"/>
    </style:style>
    <style:style style:name="T88" style:family="text">
      <style:text-properties style:font-name="Calibri Light" fo:font-size="12pt" officeooo:rsid="005b2eca" fo:background-color="#ffff00" loext:char-shading-value="0" style:font-size-asian="10.5pt" style:font-size-complex="12pt"/>
    </style:style>
    <style:style style:name="T89" style:family="text">
      <style:text-properties style:font-name="Calibri Light" fo:font-size="12pt" officeooo:rsid="009bd4b6" fo:background-color="#ffff00" loext:char-shading-value="0" style:font-size-asian="12pt" style:font-size-complex="12pt"/>
    </style:style>
    <style:style style:name="T90" style:family="text">
      <style:text-properties style:font-name="Calibri Light" fo:font-size="12pt" officeooo:rsid="009cd41c" fo:background-color="#ffff00" loext:char-shading-value="0" style:font-size-asian="12pt" style:font-size-complex="12pt"/>
    </style:style>
    <style:style style:name="T91" style:family="text">
      <style:text-properties style:font-name="Calibri Light" fo:font-size="12pt" officeooo:rsid="009f5d22" fo:background-color="#ffff00" loext:char-shading-value="0" style:font-size-asian="12pt" style:font-size-complex="12pt"/>
    </style:style>
    <style:style style:name="T92" style:family="text">
      <style:text-properties style:font-name="Calibri Light" fo:font-size="12pt" officeooo:rsid="00a172e2" fo:background-color="#ffff00" loext:char-shading-value="0" style:font-size-asian="12pt" style:font-size-complex="12pt"/>
    </style:style>
    <style:style style:name="T93" style:family="text">
      <style:text-properties style:font-name="Calibri Light" fo:font-size="12pt" style:font-size-asian="12pt" style:font-size-complex="12pt"/>
    </style:style>
    <style:style style:name="T94" style:family="text">
      <style:text-properties style:font-name="Calibri Light" fo:font-size="12pt" officeooo:rsid="003e0bf9" style:font-size-asian="12pt" style:font-size-complex="12pt"/>
    </style:style>
    <style:style style:name="T95" style:family="text">
      <style:text-properties style:font-name="Calibri Light" fo:font-size="12pt" officeooo:rsid="00419c30" style:font-size-asian="12pt" style:font-size-complex="12pt"/>
    </style:style>
    <style:style style:name="T96" style:family="text">
      <style:text-properties style:font-name="Calibri Light" fo:font-size="12pt" officeooo:rsid="003ff6cc" style:font-size-asian="12pt" style:font-size-complex="12pt"/>
    </style:style>
    <style:style style:name="T97" style:family="text">
      <style:text-properties style:font-name="Calibri Light" fo:font-size="12pt" officeooo:rsid="004044a2" style:font-size-asian="12pt" style:font-size-complex="12pt"/>
    </style:style>
    <style:style style:name="T98" style:family="text">
      <style:text-properties style:font-name="Calibri Light" fo:font-size="12pt" officeooo:rsid="002df8bc" style:font-size-asian="12pt" style:font-size-complex="12pt"/>
    </style:style>
    <style:style style:name="T99" style:family="text">
      <style:text-properties style:font-name="Calibri Light" fo:font-size="12pt" officeooo:rsid="001e9a78" style:font-size-asian="12pt" style:font-size-complex="12pt"/>
    </style:style>
    <style:style style:name="T100" style:family="text">
      <style:text-properties style:font-name="Calibri Light" fo:font-size="12pt" officeooo:rsid="006fb76a" style:font-size-asian="12pt" style:font-size-complex="12pt"/>
    </style:style>
    <style:style style:name="T101" style:family="text">
      <style:text-properties style:font-name="Calibri Light" fo:font-size="12pt" officeooo:rsid="00925ac6" style:font-size-asian="12pt" style:font-size-complex="12pt"/>
    </style:style>
    <style:style style:name="T102" style:family="text">
      <style:text-properties style:font-name="Calibri Light" fo:font-size="12pt" officeooo:rsid="0096fafd" style:font-size-asian="12pt" style:font-size-complex="12pt"/>
    </style:style>
    <style:style style:name="T103" style:family="text">
      <style:text-properties style:font-name="Calibri Light" fo:font-size="12pt" officeooo:rsid="009bd4b6" style:font-size-asian="12pt" style:font-size-complex="12pt"/>
    </style:style>
    <style:style style:name="T104" style:family="text">
      <style:text-properties style:font-name="Calibri Light" fo:font-size="12pt" officeooo:rsid="009cd41c" style:font-size-asian="12pt" style:font-size-complex="12pt"/>
    </style:style>
    <style:style style:name="T105" style:family="text">
      <style:text-properties style:font-name="Calibri Light" fo:font-size="12pt" officeooo:rsid="00a172e2" style:font-size-asian="12pt" style:font-size-complex="12pt"/>
    </style:style>
    <style:style style:name="T106" style:family="text">
      <style:text-properties style:font-name="Calibri Light" fo:font-size="12pt" officeooo:rsid="00a17ad1" style:font-size-asian="12pt" style:font-size-complex="12pt"/>
    </style:style>
    <style:style style:name="T107" style:family="text">
      <style:text-properties style:font-name="Calibri Light" fo:font-size="12pt" officeooo:rsid="00a49c9e" style:font-size-asian="12pt" style:font-size-complex="12pt"/>
    </style:style>
    <style:style style:name="T108" style:family="text">
      <style:text-properties style:font-name="Calibri Light" fo:font-size="12pt" officeooo:rsid="00d8f7f0" style:font-size-asian="12pt" style:font-size-complex="12pt"/>
    </style:style>
    <style:style style:name="T109" style:family="text">
      <style:text-properties style:font-name="Calibri Light" fo:font-size="12pt" officeooo:rsid="00dc26b1" style:font-size-asian="12pt" style:font-size-complex="12pt"/>
    </style:style>
    <style:style style:name="T110" style:family="text">
      <style:text-properties style:font-name="Calibri Light" fo:font-size="12pt" fo:font-style="normal" officeooo:rsid="006b8b20" style:font-size-asian="10.5pt" style:font-style-asian="normal" style:font-size-complex="12pt" style:font-style-complex="normal"/>
    </style:style>
    <style:style style:name="T111" style:family="text">
      <style:text-properties style:font-name="Calibri Light" fo:font-size="12pt" fo:font-style="normal" officeooo:rsid="006c274f" style:font-size-asian="10.5pt" style:font-style-asian="normal" style:font-size-complex="12pt" style:font-style-complex="normal"/>
    </style:style>
    <style:style style:name="T112" style:family="text">
      <style:text-properties style:font-name="Calibri Light" fo:font-size="12pt" fo:font-style="normal" officeooo:rsid="006de3b1" style:font-size-asian="10.5pt" style:font-style-asian="normal" style:font-size-complex="12pt" style:font-style-complex="normal"/>
    </style:style>
    <style:style style:name="T113" style:family="text">
      <style:text-properties style:font-name="Calibri Light" fo:font-size="12pt" fo:font-style="normal" officeooo:rsid="007c0729" style:font-size-asian="10.5pt" style:font-style-asian="normal" style:font-size-complex="12pt" style:font-style-complex="normal"/>
    </style:style>
    <style:style style:name="T114" style:family="text">
      <style:text-properties style:font-name="Calibri Light" fo:font-size="12pt" fo:font-style="normal" officeooo:rsid="007c0be8" style:font-size-asian="10.5pt" style:font-style-asian="normal" style:font-size-complex="12pt" style:font-style-complex="normal"/>
    </style:style>
    <style:style style:name="T115" style:family="text">
      <style:text-properties style:font-name="Calibri Light" fo:font-size="12pt" fo:font-style="normal" officeooo:rsid="007ea7ee" style:font-size-asian="10.5pt" style:font-style-asian="normal" style:font-size-complex="12pt" style:font-style-complex="normal"/>
    </style:style>
    <style:style style:name="T116" style:family="text">
      <style:text-properties style:font-name="Calibri Light" fo:font-size="12pt" fo:font-style="normal" officeooo:rsid="0080c4be" style:font-size-asian="10.5pt" style:font-style-asian="normal" style:font-size-complex="12pt" style:font-style-complex="normal"/>
    </style:style>
    <style:style style:name="T117" style:family="text">
      <style:text-properties style:font-name="Calibri Light" fo:font-size="12pt" fo:font-style="normal" fo:font-weight="bold" officeooo:rsid="0080c4be" style:font-size-asian="10.5pt" style:font-style-asian="normal" style:font-weight-asian="bold" style:font-size-complex="12pt" style:font-style-complex="normal" style:font-weight-complex="bold"/>
    </style:style>
    <style:style style:name="T118" style:family="text">
      <style:text-properties style:font-name="Calibri Light" fo:font-size="12pt" fo:font-style="normal" officeooo:rsid="006b8b20" fo:background-color="#ffff00" loext:char-shading-value="0" style:font-size-asian="10.5pt" style:font-style-asian="normal" style:font-size-complex="12pt" style:font-style-complex="normal"/>
    </style:style>
    <style:style style:name="T119" style:family="text">
      <style:text-properties style:font-name="Calibri Light" fo:font-size="12pt" fo:font-style="normal" officeooo:rsid="006bf39d" fo:background-color="#ffff00" loext:char-shading-value="0" style:font-size-asian="10.5pt" style:font-style-asian="normal" style:font-size-complex="12pt" style:font-style-complex="normal"/>
    </style:style>
    <style:style style:name="T120" style:family="text">
      <style:text-properties style:font-name="Calibri Light" fo:font-size="12pt" fo:font-style="normal" officeooo:rsid="007f3b4c" fo:background-color="#ffff00" loext:char-shading-value="0" style:font-size-asian="10.5pt" style:font-style-asian="normal" style:font-size-complex="12pt" style:font-style-complex="normal"/>
    </style:style>
    <style:style style:name="T121" style:family="text">
      <style:text-properties style:font-name="Calibri Light" fo:font-size="12pt" fo:font-style="normal" officeooo:rsid="00824bdf" fo:background-color="#ffff00" loext:char-shading-value="0" style:font-size-asian="10.5pt" style:font-style-asian="normal" style:font-size-complex="12pt" style:font-style-complex="normal"/>
    </style:style>
    <style:style style:name="T122" style:family="text">
      <style:text-properties style:font-name="Calibri Light" fo:font-size="20pt" officeooo:rsid="001e9a78" style:font-size-asian="17.5pt" style:font-size-complex="20pt"/>
    </style:style>
    <style:style style:name="T123" style:family="text">
      <style:text-properties style:font-name="Calibri Light" fo:font-size="20pt" style:font-size-asian="20pt" style:font-size-complex="20pt"/>
    </style:style>
    <style:style style:name="T124" style:family="text">
      <style:text-properties style:font-name="Calibri Light" fo:font-size="20pt" officeooo:rsid="001c8511" style:font-size-asian="20pt" style:font-size-complex="20pt"/>
    </style:style>
    <style:style style:name="T125" style:family="text">
      <style:text-properties style:font-name="Calibri Light" fo:font-size="14pt" style:font-size-asian="14pt" style:font-size-complex="14pt"/>
    </style:style>
    <style:style style:name="T126" style:family="text">
      <style:text-properties style:font-name="Calibri Light" fo:font-size="14pt" officeooo:rsid="001d7fbf" style:font-size-asian="14pt" style:font-size-complex="14pt"/>
    </style:style>
    <style:style style:name="T127" style:family="text">
      <style:text-properties style:font-name="Calibri Light" fo:font-size="14pt" officeooo:rsid="007d5bc3" style:font-size-asian="14pt" style:font-size-complex="14pt"/>
    </style:style>
    <style:style style:name="T128" style:family="text">
      <style:text-properties style:font-name="Calibri Light" fo:font-size="14pt" fo:font-style="italic" officeooo:rsid="007c0729" style:font-size-asian="14pt" style:font-style-asian="italic" style:font-size-complex="14pt" style:font-style-complex="italic"/>
    </style:style>
    <style:style style:name="T129" style:family="text">
      <style:text-properties style:font-name="Calibri Light" fo:font-size="14pt" fo:font-style="normal" officeooo:rsid="007c0729" style:font-size-asian="14pt" style:font-style-asian="normal" style:font-size-complex="14pt" style:font-style-complex="normal"/>
    </style:style>
    <style:style style:name="T130" style:family="text">
      <style:text-properties style:font-name="Calibri Light" fo:font-size="14pt" fo:font-style="normal" officeooo:rsid="007d5bc3" style:font-size-asian="14pt" style:font-style-asian="normal" style:font-size-complex="14pt" style:font-style-complex="normal"/>
    </style:style>
    <style:style style:name="T131" style:family="text">
      <style:text-properties style:font-name="Calibri Light" officeooo:rsid="00193e6e"/>
    </style:style>
    <style:style style:name="T132" style:family="text">
      <style:text-properties style:font-name="Calibri Light" officeooo:rsid="00cb118f"/>
    </style:style>
    <style:style style:name="T133" style:family="text">
      <style:text-properties officeooo:rsid="0096fafd" fo:background-color="#ffff00" loext:char-shading-value="0"/>
    </style:style>
    <style:style style:name="T134" style:family="text">
      <style:text-properties officeooo:rsid="00925ac6"/>
    </style:style>
    <style:style style:name="T135" style:family="text">
      <style:text-properties officeooo:rsid="0092883d"/>
    </style:style>
    <style:style style:name="T136" style:family="text">
      <style:text-properties officeooo:rsid="00953da7"/>
    </style:style>
    <style:style style:name="T137" style:family="text">
      <style:text-properties officeooo:rsid="0096fafd"/>
    </style:style>
    <style:style style:name="T138" style:family="text">
      <style:text-properties officeooo:rsid="00bb9670"/>
    </style:style>
    <style:style style:name="T139" style:family="text">
      <style:text-properties officeooo:rsid="00d704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21"/>
      <text:p text:style-name="P21"/>
      <text:p text:style-name="P21"/>
      <text:p text:style-name="P22">SmartCart</text:p>
      <text:p text:style-name="P1"><text:span text:style-name="Zadani_20_font_20_odlomka"><text:span text:style-name="T4">Grupa </text:span></text:span><text:span text:style-name="Zadani_20_font_20_odlomka"><text:span text:style-name="T16">PreljevStoga</text:span></text:span></text:p>
      <text:p text:style-name="P23">15.10.2020.</text:p>
      <text:p text:style-name="P25"><text:s/></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Normal"><text:span text:style-name="Zadani_20_font_20_odlomka"><text:span text:style-name="T5"/></text:span></text:p>
      <text:p text:style-name="P7"><text:soft-page-break/><text:span text:style-name="Zadani_20_font_20_odlomka"><text:span text:style-name="T6">Opis aplikacije</text:span></text:span></text:p>
      <text:p text:style-name="P6"><text:span text:style-name="Zadani_20_font_20_odlomka"><text:span text:style-name="T17">Cilj je razviti aplikaciju koja će pomoći pri obavljanju kupovine u dućanima.</text:span></text:span></text:p>
      <text:p text:style-name="P11"><text:span text:style-name="Zadani_20_font_20_odlomka"><text:span text:style-name="T18">Aplikacija je namijenjena za Android operacijski sustav i ima mogućnost spajanja </text:span></text:span><text:span text:style-name="Zadani_20_font_20_odlomka"><text:span text:style-name="T19">s bazom podataka na</text:span></text:span><text:span text:style-name="Zadani_20_font_20_odlomka"><text:span text:style-name="T18"> server</text:span></text:span><text:span text:style-name="Zadani_20_font_20_odlomka"><text:span text:style-name="T19">u</text:span></text:span><text:span text:style-name="Zadani_20_font_20_odlomka"><text:span text:style-name="T18">. </text:span></text:span><text:span text:style-name="Zadani_20_font_20_odlomka"><text:span text:style-name="T42">Internetska veza sa serverom je nužna za </text:span></text:span><text:span text:style-name="Zadani_20_font_20_odlomka"><text:span text:style-name="T43">cjelovitu funkcionalnost aplikacije</text:span></text:span><text:span text:style-name="Zadani_20_font_20_odlomka"><text:span text:style-name="T56">. <text:s/></text:span></text:span><text:span text:style-name="Zadani_20_font_20_odlomka"><text:span text:style-name="T57">Aplikacija je u online načinu rada ako je spojena na server. Prekidom online rada aplikacija prelazi u offline način rada. </text:span></text:span><text:span text:style-name="Zadani_20_font_20_odlomka"><text:span text:style-name="T20">Opis rada aplikacije u offline modu je dostupan kasnije u tekstu. Sad slijedi opis online načina rada.</text:span></text:span><text:span text:style-name="Zadani_20_font_20_odlomka"><text:span text:style-name="T21"> </text:span></text:span></text:p>
      <text:p text:style-name="P13"><text:span text:style-name="Zadani_20_font_20_odlomka"><text:span text:style-name="T88">Podaci o trgovinama se ažuriraju svaki dan u 00:00.</text:span></text:span><text:span text:style-name="Zadani_20_font_20_odlomka"><text:span text:style-name="T22"> Aplikacija automatski šalje upit za ažuriranjem i dobija ga unutar pet sekundi. Ako ga ne dobije tri puta za redom, odlazi u offline način rada. Prelaskom iz offline u online način rada šalje se upit za podacima o trgovinama. Ista pravila vrijede za svaki upit o trgovinama.</text:span></text:span></text:p>
      <text:p text:style-name="P14"><text:span text:style-name="Zadani_20_font_20_odlomka"><text:span text:style-name="T23">Podaci o artiklima ažuriraju se svakih sat vremena upitom koji nema dodatnih pravila.</text:span></text:span></text:p>
      <text:p text:style-name="P10"><text:span text:style-name="Zadani_20_font_20_odlomka"><text:span text:style-name="T18">U aplikaciji je dostupan popis obližnjih trgovina i relativna udaljenost do njih. Moći će se odabrati pregled tih trgovina na karti. </text:span></text:span><text:span text:style-name="Zadani_20_font_20_odlomka"><text:span text:style-name="T19">Odabirom određene trgovine moći će se prikazati sadržaj artikala u tim trgovinama. Također se može pristupiti trgovinama upisujući ime trgovine u tražilicu uključenu u program. </text:span></text:span><text:span text:style-name="Zadani_20_font_20_odlomka"><text:span text:style-name="T24">Trgovine je moguće izlistati bez prikaza na karti. Uz svaku trgovinu na popisu nužno stoji i udaljenost </text:span></text:span><text:span text:style-name="Zadani_20_font_20_odlomka"><text:span text:style-name="T25">od korisnika</text:span></text:span><text:span text:style-name="Zadani_20_font_20_odlomka"><text:span text:style-name="T24"> do nje.</text:span></text:span></text:p>
      <text:p text:style-name="P10"><text:span text:style-name="Zadani_20_font_20_odlomka"><text:span text:style-name="T26">Artikli se mogu pretraživati po raznim kriterijima. Ti kriteriji se mogu kombinirati. Kriteriji su sljedeći: cijena, udaljenost, trgovina, proizvođač i naravno ime samog proizvoda. Artikle je moguće pretraživati u tražilici u sklopu aplikacije. </text:span></text:span><text:span text:style-name="Zadani_20_font_20_odlomka"><text:span text:style-name="T19">Uz svaki artikl nužno </text:span></text:span><text:span text:style-name="Zadani_20_font_20_odlomka"><text:span text:style-name="T26">je </text:span></text:span><text:span text:style-name="Zadani_20_font_20_odlomka"><text:span text:style-name="T19">prikazana cijena.</text:span></text:span></text:p>
      <text:p text:style-name="P11"><text:span text:style-name="Zadani_20_font_20_odlomka"><text:span text:style-name="T27">Korisnik artikle može označiti kao omiljenima. Omiljeni se artikli mogu zasebno pretraživati. </text:span></text:span><text:span text:style-name="Zadani_20_font_20_odlomka"><text:span text:style-name="T28">Potrebno je omiljene artikle na popisima označiti zvjezdicom ili nekim drugim vidljivim znakom. </text:span></text:span><text:span text:style-name="Zadani_20_font_20_odlomka"><text:span text:style-name="T29">Omiljeni proizvodi prikazani su u </text:span></text:span><text:span text:style-name="Zadani_20_font_20_odlomka"><text:span text:style-name="T79">side bar</text:span></text:span><text:span text:style-name="Zadani_20_font_20_odlomka"><text:span text:style-name="T29">-u na glavnoj stranici.</text:span></text:span></text:p>
      <text:p text:style-name="P8"><text:span text:style-name="Zadani_20_font_20_odlomka"><text:span text:style-name="T19">Esencija aplikacije je mogućnost stvaranja popisa. Na popise se mo</text:span></text:span><text:span text:style-name="Zadani_20_font_20_odlomka"><text:span text:style-name="T30">gu dodavati artikli. </text:span></text:span><text:span text:style-name="Zadani_20_font_20_odlomka"><text:span text:style-name="T31">Svaki popis se sastoji od artikala i ukupne cijene cijelog popisa. Artikle možemo dodati više puta na isti popis. </text:span></text:span><text:span text:style-name="Zadani_20_font_20_odlomka"><text:span text:style-name="T32">Korisnik artikle na popisu može označiti kao kupljenima. Moguće je imati više otvorenih popisa u isto vrijeme. Moguća je potpuna manipulacija popisima – stvaranje, brisanje, zatvaranje i otvaranje. </text:span></text:span><text:span text:style-name="Zadani_20_font_20_odlomka"><text:span text:style-name="T86">Popisi su pohranjeni lokalno na </text:span></text:span><text:span text:style-name="Zadani_20_font_20_odlomka"><text:span text:style-name="T87">korisničkom</text:span></text:span><text:span text:style-name="Zadani_20_font_20_odlomka"><text:span text:style-name="T86"> uređaju.</text:span></text:span><text:span text:style-name="Zadani_20_font_20_odlomka"><text:span text:style-name="T33"> </text:span></text:span><text:span text:style-name="Zadani_20_font_20_odlomka"><text:span text:style-name="T34">Moguće je zasebno pregledavanje otvorenih i zatvorenih popisa.</text:span></text:span><text:span text:style-name="Zadani_20_font_20_odlomka"><text:span text:style-name="T33"> <text:s/></text:span></text:span></text:p>
      <text:p text:style-name="P8"><text:span text:style-name="Zadani_20_font_20_odlomka"><text:span text:style-name="T32">Moguće je napraviti unaprijed definirane popise po predlošcima koje je korisnik napravio. Kad se stvori unaprijed definirani popis, on zadržava sva svojstva koja imaju i već spomenuti popisi.</text:span></text:span></text:p>
      <text:p text:style-name="P8"><text:span text:style-name="Zadani_20_font_20_odlomka"><text:span text:style-name="T32">Postoji opcija izračunavanja optimalne cijene </text:span></text:span><text:span text:style-name="Zadani_20_font_20_odlomka"><text:span text:style-name="T35">koja je primjenjiva nad popisom</text:span></text:span><text:span text:style-name="Zadani_20_font_20_odlomka"><text:span text:style-name="T32">. </text:span></text:span><text:span text:style-name="Zadani_20_font_20_odlomka"><text:span text:style-name="T35">U tom slučaju svaki proizvod ima uz sebe </text:span></text:span><text:span text:style-name="Zadani_20_font_20_odlomka"><text:span text:style-name="T36">dodatno</text:span></text:span><text:span text:style-name="Zadani_20_font_20_odlomka"><text:span text:style-name="T35"> napisanu udaljenost do trgovine u kojoj se nalazi. Moguće je popis „prikazati” na karti. To znači da su označene sve trgovine koje korisnik mora obići kako bi kupio sve artikle s popisa.</text:span></text:span></text:p>
      <text:p text:style-name="P9"><text:span text:style-name="Zadani_20_font_20_odlomka"><text:span text:style-name="T44">Još jedna ključna komponenta aplikacije je mogućnost online kupovine tj. fiskalizacije.</text:span></text:span><text:span text:style-name="Zadani_20_font_20_odlomka"><text:span text:style-name="T60"> </text:span></text:span><text:span text:style-name="Zadani_20_font_20_odlomka"><text:span text:style-name="T61">Ukoliko se svi artikli na popisu u istoj trgovini i ukoliko ta trgovina ima omogućeno online kupovinu </text:span></text:span><text:soft-page-break/><text:span text:style-name="Zadani_20_font_20_odlomka"><text:span text:style-name="T61">korisnik može „kupiti” te artikle. Može se kupiti jedino cijeli popis, ne samo neki artikli na popisu. Zatim se popis zatvara i kupcu se prikazuje račun. U međuvremenu zahtjev tj. popis namirnica ide na server, od servera prema trgovini gdje se fiskalizira i zatim se vraća u korisnikovu aplikaciju. Ideja je da korisnik nakon fiskalizacije dolazi u trgovinu gdje taj račun mora platiti gotovinom. Vidimo da se račun zapravo izdaje „unaprijed”. Ako kupac ne dođe po proizvode koje je kupio, trgovac koji je zadužen za tu trgovinu može tom kupcu daljnje zabraniti kupovinu u toj trgovini.</text:span></text:span></text:p>
      <text:p text:style-name="P9"><text:span text:style-name="Zadani_20_font_20_odlomka"><text:span text:style-name="T37">Aplikacija ima opciju </text:span></text:span><text:span text:style-name="Zadani_20_font_20_odlomka"><text:span text:style-name="T38">registracije i prijavljivanja</text:span></text:span><text:span text:style-name="Zadani_20_font_20_odlomka"><text:span text:style-name="T37">. </text:span></text:span><text:span text:style-name="Zadani_20_font_20_odlomka"><text:span text:style-name="T39">U aplikaciji postoje četiri razine autorizacije. </text:span></text:span></text:p>
      <text:list xml:id="list2160835121" text:style-name="L1">
        <text:list-item>
          <text:p text:style-name="P42"><text:span text:style-name="Zadani_20_font_20_odlomka"><text:span text:style-name="T37">Gost je </text:span></text:span><text:span text:style-name="Zadani_20_font_20_odlomka"><text:span text:style-name="T94">osoba koja se nije </text:span></text:span><text:span text:style-name="Zadani_20_font_20_odlomka"><text:span text:style-name="T95">prijavila</text:span></text:span><text:span text:style-name="Zadani_20_font_20_odlomka"><text:span text:style-name="T94"> ili nema račun - dostupan je samo pregled trgovina i namirnica. </text:span></text:span><text:span text:style-name="Zadani_20_font_20_odlomka"><text:span text:style-name="T101">Gost ne smije imati pristup ostalim funkcionalnostima. Funkcionalnosti koje su dostupne razini autorizacije „gost” nazivaju se </text:span></text:span><text:span text:style-name="Zadani_20_font_20_odlomka"><text:span text:style-name="T85">osnovnim funkcionalnostima</text:span></text:span><text:span text:style-name="Zadani_20_font_20_odlomka"><text:span text:style-name="T101">.</text:span></text:span></text:p>
        </text:list-item>
        <text:list-item>
          <text:p text:style-name="P44"><text:span text:style-name="Zadani_20_font_20_odlomka"><text:span text:style-name="T134">Kupac, osim što ima pristup osnovnim funkcionalnostima ima i pristup dodatnim funkcionalnostima: manipulacija popisa, </text:span></text:span><text:span text:style-name="Zadani_20_font_20_odlomka"><text:span text:style-name="T135">dodavanje artikala na popis </text:span></text:span><text:span text:style-name="Zadani_20_font_20_odlomka"><text:span text:style-name="T136">i mogućnost označavanja omiljenih artikala. </text:span></text:span><text:span text:style-name="Zadani_20_font_20_odlomka"><text:span text:style-name="T137">Dodatno, kupac ima mogućnost </text:span></text:span><text:span text:style-name="Zadani_20_font_20_odlomka"><text:span text:style-name="T133">online kupovine.</text:span></text:span></text:p>
        </text:list-item>
        <text:list-item>
          <text:p text:style-name="P43"><text:span text:style-name="Zadani_20_font_20_odlomka"><text:span text:style-name="T102">Trgovcu se nude sve funkcionalnosti koje se nude kupcu, ali trgovac ima i </text:span></text:span><text:span text:style-name="Zadani_20_font_20_odlomka"><text:span text:style-name="T96">sposobnost </text:span></text:span><text:span text:style-name="Zadani_20_font_20_odlomka"><text:span text:style-name="T94">dodavanj</text:span></text:span><text:span text:style-name="Zadani_20_font_20_odlomka"><text:span text:style-name="T96">a</text:span></text:span><text:span text:style-name="Zadani_20_font_20_odlomka"><text:span text:style-name="T94"> proizvoda u trgovinama i dodavanje trgovina kao takvih. </text:span></text:span><text:span text:style-name="Zadani_20_font_20_odlomka"><text:span text:style-name="T103">Trgovac može i obrisati proizvode ili trgovine iz baze podataka (za slučaj da takve više ne postoje), ali samo one koje je on dodao. </text:span></text:span><text:span text:style-name="Zadani_20_font_20_odlomka"><text:span text:style-name="T89">Trgovac ima pregled svih proizvoda i trgovina koje je dodao.</text:span></text:span><text:span text:style-name="Zadani_20_font_20_odlomka"><text:span text:style-name="T103"> Trgovac ima dodatnu opciju pri pregledu trgovina i proizvoda, a to je „prikaži one koje sam ja dodao” i na taj način ih može pregledati. Naravno, nad tim trgovinama i proizvodima može primijeniti ostale filtere primjenjive nad trgovinama i proizvodima. </text:span></text:span><text:span text:style-name="Zadani_20_font_20_odlomka"><text:span text:style-name="T105">Trgovcu treba osigurati intuitivno grafičko sučelje </text:span></text:span><text:span text:style-name="Zadani_20_font_20_odlomka"><text:span text:style-name="T106">koje će koristiti prilikom dodavanja namirnica ili trgovina. </text:span></text:span><text:span text:style-name="Zadani_20_font_20_odlomka"><text:span text:style-name="T107">Trgovac u trgovinu mora moći dodati a) potpuno novi proizvod i b) proizvod koji već postoji.</text:span></text:span></text:p>
        </text:list-item>
        <text:list-item>
          <text:p text:style-name="P42"><text:span text:style-name="Zadani_20_font_20_odlomka"><text:span text:style-name="T96">Admin</text:span></text:span><text:span text:style-name="Zadani_20_font_20_odlomka"><text:span text:style-name="T97">istrator</text:span></text:span><text:span text:style-name="Zadani_20_font_20_odlomka"><text:span text:style-name="T96"> se brine za točnost </text:span></text:span><text:span text:style-name="Zadani_20_font_20_odlomka"><text:span text:style-name="T98">artikala dostupnim u aplikaciji. </text:span></text:span><text:span text:style-name="Zadani_20_font_20_odlomka"><text:span text:style-name="T104">Njemu se nude sve funkcionalnosti koje se nude i kupc</text:span></text:span><text:span text:style-name="Zadani_20_font_20_odlomka"><text:span text:style-name="T108">u</text:span></text:span><text:span text:style-name="Zadani_20_font_20_odlomka"><text:span text:style-name="T104">. </text:span></text:span><text:span text:style-name="Zadani_20_font_20_odlomka"><text:span text:style-name="T98">Također može ukloniti trgovine i proizvode iz aplikacije </text:span></text:span><text:span text:style-name="Zadani_20_font_20_odlomka"><text:span text:style-name="T104">u slučaju da primijeti nekonzistentnosti.</text:span></text:span><text:span text:style-name="Zadani_20_font_20_odlomka"><text:span text:style-name="T90"> </text:span></text:span><text:span text:style-name="Zadani_20_font_20_odlomka"><text:span text:style-name="T91">Pri uklanjanju namirnica ili trgovina, odgovarajućem se trgovcu </text:span></text:span><text:span text:style-name="Zadani_20_font_20_odlomka"><text:span text:style-name="T92">(onom koji je postavio te namirnice/trgovine)</text:span></text:span><text:span text:style-name="Zadani_20_font_20_odlomka"><text:span text:style-name="T91"> i ostalim administratorima šalje obavijest elektroničkom poštom.</text:span></text:span><text:span text:style-name="Zadani_20_font_20_odlomka"><text:span text:style-name="T78"> <text:s/></text:span></text:span></text:p>
        </text:list-item>
      </text:list>
      <text:p text:style-name="P27"><text:span text:style-name="Zadani_20_font_20_odlomka"><text:span text:style-name="T52">**Registracija </text:span></text:span><text:span text:style-name="Zadani_20_font_20_odlomka"><text:span text:style-name="T61">... </text:span></text:span><text:span text:style-name="Zadani_20_font_20_odlomka"><text:span text:style-name="T62">Prilikom otvaranja aplikacije, korisnik nije prijavljen i dostupne su mu osnovne funkcionalnosti. </text:span></text:span><text:span text:style-name="Zadani_20_font_20_odlomka"><text:span text:style-name="T63">Korisnik se može ulogirati ako posjeduje account. </text:span></text:span><text:span text:style-name="Zadani_20_font_20_odlomka"><text:span text:style-name="T65">Svaki account čine </text:span></text:span><text:span text:style-name="Zadani_20_font_20_odlomka"><text:span text:style-name="T67">sljedeći atributi:</text:span></text:span><text:span text:style-name="Zadani_20_font_20_odlomka"><text:span text:style-name="T65"> korisničko ime, lozinka, e-mail adresa i razina autorizacije. </text:span></text:span><text:span text:style-name="Zadani_20_font_20_odlomka"><text:span text:style-name="T68">Ograničenja na atribute su prikazana u sljedećoj tablici:</text:span></text:span></text:p>
      <table:table table:name="Table2" table:style-name="Table2">
        <table:table-column table:style-name="Table2.A"/>
        <table:table-column table:style-name="Table2.B"/>
        <table:table-column table:style-name="Table2.C"/>
        <table:table-row table:style-name="TableLine2003737120144">
          <table:table-cell table:style-name="Table2.A1" office:value-type="string">
            <text:p text:style-name="P36">Atribut</text:p>
          </table:table-cell>
          <table:table-cell table:style-name="Table2.A1" office:value-type="string">
            <text:p text:style-name="P37">Duljina</text:p>
          </table:table-cell>
          <table:table-cell table:style-name="Table2.C1" office:value-type="string">
            <text:p text:style-name="P36">Ograničenje</text:p>
          </table:table-cell>
        </table:table-row>
        <table:table-row table:style-name="TableLine2003737114768">
          <table:table-cell table:style-name="Table2.A2" office:value-type="string">
            <text:p text:style-name="P37">Korisničko ime</text:p>
          </table:table-cell>
          <table:table-cell table:style-name="Table2.A2" office:value-type="string">
            <text:p text:style-name="P37">Od pet do dvadeset znakova</text:p>
          </table:table-cell>
          <table:table-cell table:style-name="Table2.C2" office:value-type="string">
            <text:p text:style-name="P39"><text:span text:style-name="T138">Alfanumeričk</text:span><text:span text:style-name="T139">i</text:span><text:span text:style-name="T138"> znakovi</text:span></text:p>
          </table:table-cell>
        </table:table-row>
        <table:table-row table:style-name="TableLine2003737110416">
          <table:table-cell table:style-name="Table2.A2" office:value-type="string">
            <text:p text:style-name="P37">Lozinka</text:p>
          </table:table-cell>
          <table:table-cell table:style-name="Table2.A2" office:value-type="string">
            <text:p text:style-name="P37">Od osam do trideset znakova</text:p>
          </table:table-cell>
          <table:table-cell table:style-name="Table2.C2" office:value-type="string">
            <text:p text:style-name="P38">Alfanumerički znakovi</text:p>
          </table:table-cell>
        </table:table-row>
        <table:table-row table:style-name="TableLine2003737111440">
          <table:table-cell table:style-name="Table2.A2" office:value-type="string">
            <text:p text:style-name="P37">E-mail adresa</text:p>
          </table:table-cell>
          <table:table-cell table:style-name="Table2.A2" office:value-type="string">
            <text:p text:style-name="Table_20_Contents">/</text:p>
          </table:table-cell>
          <table:table-cell table:style-name="Table2.C2" office:value-type="string">
            <text:p text:style-name="Table_20_Contents">/</text:p>
          </table:table-cell>
        </table:table-row>
        <text:soft-page-break/>
        <table:table-row table:style-name="TableLine2003737108112">
          <table:table-cell table:style-name="Table2.A2" office:value-type="string">
            <text:p text:style-name="P37">Razina autorizacije</text:p>
          </table:table-cell>
          <table:table-cell table:style-name="Table2.A2" office:value-type="string">
            <text:p text:style-name="Table_20_Contents">/</text:p>
          </table:table-cell>
          <table:table-cell table:style-name="Table2.C2" office:value-type="string">
            <text:p text:style-name="P38">Kupac, trgovac, administrator</text:p>
          </table:table-cell>
        </table:table-row>
      </table:table>
      <text:p text:style-name="P27"><text:span text:style-name="Zadani_20_font_20_odlomka"><text:span text:style-name="T67"/></text:span></text:p>
      <text:p text:style-name="P27"><text:span text:style-name="Zadani_20_font_20_odlomka"><text:span text:style-name="T67"/></text:span></text:p>
      <text:p text:style-name="P27"><text:span text:style-name="Zadani_20_font_20_odlomka"><text:span text:style-name="T67"/></text:span></text:p>
      <text:p text:style-name="P27"><text:span text:style-name="Zadani_20_font_20_odlomka"><text:span text:style-name="T65"><text:s/></text:span></text:span><text:span text:style-name="Zadani_20_font_20_odlomka"><text:span text:style-name="T53">U slučaju da ne posjeduje account, </text:span></text:span><text:span text:style-name="Zadani_20_font_20_odlomka"><text:span text:style-name="T54">korisnik</text:span></text:span><text:span text:style-name="Zadani_20_font_20_odlomka"><text:span text:style-name="T53"> može stvoriti account za jednu od tri više razine autorizacije:</text:span></text:span></text:p>
      <text:list xml:id="list1331910083" text:style-name="L2">
        <text:list-item>
          <text:p text:style-name="P46"><text:span text:style-name="Zadani_20_font_20_odlomka"><text:span text:style-name="T64">Kupac – </text:span></text:span><text:span text:style-name="Zadani_20_font_20_odlomka"><text:span text:style-name="T65">registracija se vrši unosom korisničkog imena, e-mail adrese i lozinke. </text:span></text:span><text:span text:style-name="Zadani_20_font_20_odlomka"><text:span text:style-name="T66">Te informacije idu prema serveru gdje se vrši validacija upisanih podataka. Nije dozvoljeno postojanje dva računa s istim korisničkim imenom </text:span></text:span><text:span text:style-name="Zadani_20_font_20_odlomka"><text:span text:style-name="T67">niti postojanje dva računa koja glase na istu e-mail adresu. </text:span></text:span><text:span text:style-name="Zadani_20_font_20_odlomka"><text:span text:style-name="T77">Nakon registracije kupca, na njegovu se e-mail adresu šalje kratak e-mail s osnovama korištenja aplikacije SmartCart.</text:span></text:span></text:p>
        </text:list-item>
        <text:list-item>
          <text:p text:style-name="P47"><text:span text:style-name="Zadani_20_font_20_odlomka"><text:span text:style-name="T69">Trgovac – registracija se vrši na isti način kao i kod kupca ali ima dodatno polje koje mora ispuniti. Trgovina koju on predstavlja mora njemu (i serveru) dati posebnu lozinku za to polje. Pri validaciji trgovčeve registracije provjerava se postoji li ta posebna lozinka i na serveru. Posebna lozinka za prijavu trgovca iskoristiva je samo jednom. Dva se trgovca ne mogu prijaviti preko iste lozinke.</text:span></text:span></text:p>
        </text:list-item>
        <text:list-item>
          <text:p text:style-name="P48"><text:span text:style-name="Zadani_20_font_20_odlomka"><text:span text:style-name="T70">Administrator – registracija se vrši na isti način kao i kod trgovca. Jedina razlika je ta što njemu drugi administrator šalje unikatnu posebnu lozinku kojom se on mora registriati. Slično kao i kod trgovca, dva se administratora ne mogu registrirati preko iste posebne lozinke.</text:span></text:span></text:p>
        </text:list-item>
      </text:list>
      <text:p text:style-name="P28"><text:span text:style-name="Zadani_20_font_20_odlomka"><text:span text:style-name="T71">Prijava svih kupaca se vrši upisivanjem korisničkog imena i lozinke u </text:span></text:span><text:span text:style-name="Zadani_20_font_20_odlomka"><text:span text:style-name="T72">odgovarajuća polja. Mora postojati </text:span></text:span><text:span text:style-name="Zadani_20_font_20_odlomka"><text:span text:style-name="T73">poseban gumb </text:span></text:span><text:span text:style-name="Zadani_20_font_20_odlomka"><text:span text:style-name="T74">u slučaju da je korisnik zaboravio lozinku. </text:span></text:span><text:span text:style-name="Zadani_20_font_20_odlomka"><text:span text:style-name="T75">U izdvojenom se sučelju traži korisnika da unese svoju e-mail adresu. Nova se lozinka (nasumično generirana) </text:span></text:span><text:span text:style-name="Zadani_20_font_20_odlomka"><text:span text:style-name="T76">šalje na tu e-mail adresu.</text:span></text:span></text:p>
      <text:p text:style-name="P11"><text:span text:style-name="Zadani_20_font_20_odlomka"><text:span text:style-name="T45">U offline načinu rada </text:span></text:span><text:span text:style-name="Zadani_20_font_20_odlomka"><text:span text:style-name="T46">dostupne su ograničene funkcionalnosti.</text:span></text:span><text:span text:style-name="Zadani_20_font_20_odlomka"><text:span text:style-name="T58"> </text:span></text:span><text:span text:style-name="Zadani_20_font_20_odlomka"><text:span text:style-name="T59">Neovisno o razini autorizaciji, gubitkom veze svaki korisnik prelazi na razinu funkcionalnosti koja je ekvivalentna razini „gost”.</text:span></text:span></text:p>
      <text:p text:style-name="P12"><text:span text:style-name="Zadani_20_font_20_odlomka"><text:span text:style-name="T47">Baza podataka na korisnikovom Android uređaju i baza podataka na serveru moraju biti zaštićeni protiv SQL injection napada. </text:span></text:span><text:span text:style-name="Zadani_20_font_20_odlomka"><text:span text:style-name="T48">Valja paziti pri stvaranju baze podataka. </text:span></text:span><text:span text:style-name="Zadani_20_font_20_odlomka"><text:span text:style-name="T49">Dodavanje dva ista proizvoda </text:span></text:span><text:span text:style-name="Zadani_20_font_20_odlomka"><text:span text:style-name="T55">i dvije iste trgovine </text:span></text:span><text:span text:style-name="Zadani_20_font_20_odlomka"><text:span text:style-name="T50">je</text:span></text:span><text:span text:style-name="Zadani_20_font_20_odlomka"><text:span text:style-name="T49"> zabranjeno. </text:span></text:span><text:span text:style-name="Zadani_20_font_20_odlomka"><text:span text:style-name="T51">Uklanjanjem trgovine ne smiju se ukloniti oni proizvodi koji su se nalazili u toj trgovini već oni moraju ostati zapisani u bazi podataka.</text:span></text:span></text:p>
      <text:p text:style-name="P26"><text:s/></text:p>
      <text:p text:style-name="P26"><text:s/></text:p>
      <text:p text:style-name="P26"/>
      <text:p text:style-name="P26"/>
      <text:p text:style-name="P26"/>
      <text:p text:style-name="P26"><text:soft-page-break/></text:p>
      <text:p text:style-name="P26"/>
      <text:p text:style-name="P26"/>
      <text:p text:style-name="P3"><text:span text:style-name="Zadani_20_font_20_odlomka"><text:span text:style-name="T7">Kvalitete</text:span></text:span><text:span text:style-name="Zadani_20_font_20_odlomka"><text:span text:style-name="T8"> razvojnog tima</text:span></text:span></text:p>
      <table:table table:name="Table1" table:style-name="Table1">
        <table:table-column table:style-name="Table1.A"/>
        <table:table-column table:style-name="Table1.B"/>
        <table:table-column table:style-name="Table1.C"/>
        <table:table-row table:style-name="TableLine2003737107856">
          <table:table-cell table:style-name="Table1.A1" office:value-type="string">
            <text:p text:style-name="P29">Ime</text:p>
          </table:table-cell>
          <table:table-cell table:style-name="Table1.A1" office:value-type="string">
            <text:p text:style-name="P29">Prezime</text:p>
          </table:table-cell>
          <table:table-cell table:style-name="Table1.C1" office:value-type="string">
            <text:p text:style-name="P29">Vještine i sposobnosti</text:p>
          </table:table-cell>
        </table:table-row>
        <table:table-row table:style-name="TableLine2003737109648">
          <table:table-cell table:style-name="Table1.A2" office:value-type="string">
            <text:p text:style-name="P31">Tomislav</text:p>
          </table:table-cell>
          <table:table-cell table:style-name="Table1.A2" office:value-type="string">
            <text:p text:style-name="P31">Bjelčić</text:p>
          </table:table-cell>
          <table:table-cell table:style-name="Table1.C2" office:value-type="string">
            <text:p text:style-name="P32"><text:span text:style-name="T1">Java </text:span><text:span text:style-name="T2">beginner</text:span></text:p>
          </table:table-cell>
        </table:table-row>
        <table:table-row table:style-name="TableLine2003737112720">
          <table:table-cell table:style-name="Table1.A2" office:value-type="string">
            <text:p text:style-name="P31">Damjan</text:p>
          </table:table-cell>
          <table:table-cell table:style-name="Table1.A2" office:value-type="string">
            <text:p text:style-name="P31">Grubelić</text:p>
          </table:table-cell>
          <table:table-cell table:style-name="Table1.C2" office:value-type="string">
            <text:p text:style-name="P35">Digital prophet</text:p>
          </table:table-cell>
        </table:table-row>
        <table:table-row table:style-name="TableLine2003737115280">
          <table:table-cell table:style-name="Table1.A2" office:value-type="string">
            <text:p text:style-name="P31">Marko</text:p>
          </table:table-cell>
          <table:table-cell table:style-name="Table1.A2" office:value-type="string">
            <text:p text:style-name="P30">Vladić</text:p>
          </table:table-cell>
          <table:table-cell table:style-name="Table1.C2" office:value-type="string">
            <text:p text:style-name="P31">JS enthusiast</text:p>
          </table:table-cell>
        </table:table-row>
        <table:table-row table:style-name="Table1.5">
          <table:table-cell table:style-name="Table1.A2" office:value-type="string">
            <text:p text:style-name="P31">Luka</text:p>
          </table:table-cell>
          <table:table-cell table:style-name="Table1.A2" office:value-type="string">
            <text:p text:style-name="P31">Pranjić</text:p>
          </table:table-cell>
          <table:table-cell table:style-name="Table1.C2" office:value-type="string">
            <text:p text:style-name="P31">/</text:p>
          </table:table-cell>
        </table:table-row>
        <table:table-row table:style-name="TableLine2003737116048">
          <table:table-cell table:style-name="Table1.A2" office:value-type="string">
            <text:p text:style-name="P31">Dominik</text:p>
          </table:table-cell>
          <table:table-cell table:style-name="Table1.A2" office:value-type="string">
            <text:p text:style-name="P31">Brdar</text:p>
          </table:table-cell>
          <table:table-cell table:style-name="Table1.C2" office:value-type="string">
            <text:p text:style-name="P33">Bob Ross of HTML/CSS and responsive design</text:p>
          </table:table-cell>
        </table:table-row>
        <table:table-row table:style-name="TableLine2003737116304">
          <table:table-cell table:style-name="Table1.A2" office:value-type="string">
            <text:p text:style-name="P31">Josip</text:p>
          </table:table-cell>
          <table:table-cell table:style-name="Table1.A2" office:value-type="string">
            <text:p text:style-name="P31">Komljenović</text:p>
          </table:table-cell>
          <table:table-cell table:style-name="Table1.C2" office:value-type="string">
            <text:p text:style-name="P34"><text:span text:style-name="T3">R</text:span> veteran</text:p>
          </table:table-cell>
        </table:table-row>
        <table:table-row table:style-name="TableLine2003735990768">
          <table:table-cell table:style-name="Table1.A2" office:value-type="string">
            <text:p text:style-name="P31">Antonio</text:p>
          </table:table-cell>
          <table:table-cell table:style-name="Table1.A2" office:value-type="string">
            <text:p text:style-name="P31">Lakoš</text:p>
          </table:table-cell>
          <table:table-cell table:style-name="Table1.C2" office:value-type="string">
            <text:p text:style-name="P40"><text:span text:style-name="T131">ARM7 </text:span><text:span text:style-name="T132">samurai</text:span></text:p>
          </table:table-cell>
        </table:table-row>
      </table:table>
      <text:p text:style-name="P3"><text:span text:style-name="Zadani_20_font_20_odlomka"><text:span text:style-name="T8"/></text:span></text:p>
      <text:p text:style-name="P3"><text:span text:style-name="Zadani_20_font_20_odlomka"><text:span text:style-name="T8"/></text:span></text:p>
      <text:p text:style-name="P3"><text:span text:style-name="Zadani_20_font_20_odlomka"><text:span text:style-name="T8"/></text:span></text:p>
      <text:p text:style-name="P5"><text:span text:style-name="Zadani_20_font_20_odlomka"><text:span text:style-name="T9">Generičke aktivnosti inženjerstva zahtjeva</text:span></text:span></text:p>
      <text:p text:style-name="P5"><text:span text:style-name="Zadani_20_font_20_odlomka"><text:span text:style-name="T122">Studija izvedivosti (Feasibility study)</text:span></text:span></text:p>
      <text:p text:style-name="P15"><text:span text:style-name="Zadani_20_font_20_odlomka"><text:span text:style-name="T40">Aplikacija </text:span></text:span><text:span text:style-name="Zadani_20_font_20_odlomka"><text:span text:style-name="T80">SmartCart</text:span></text:span><text:span text:style-name="Zadani_20_font_20_odlomka"><text:span text:style-name="T110"> je nezavisna i ne integrira se niti u jedan sustav. Lagano je ostvariva korištenjem već poznatih tehnologija. </text:span></text:span><text:span text:style-name="Zadani_20_font_20_odlomka"><text:span text:style-name="T80">Front end </text:span></text:span><text:span text:style-name="Zadani_20_font_20_odlomka"><text:span text:style-name="T110">će biti napravljen u okruženju </text:span></text:span><text:span text:style-name="Zadani_20_font_20_odlomka"><text:span text:style-name="T80">Android studio</text:span></text:span><text:span text:style-name="Zadani_20_font_20_odlomka"><text:span text:style-name="T110"> u programskom jeziku </text:span></text:span><text:span text:style-name="Zadani_20_font_20_odlomka"><text:span text:style-name="T80">Java</text:span></text:span><text:span text:style-name="Zadani_20_font_20_odlomka"><text:span text:style-name="T110">.</text:span></text:span><text:span text:style-name="Zadani_20_font_20_odlomka"><text:span text:style-name="T118"> </text:span></text:span><text:span text:style-name="Zadani_20_font_20_odlomka"><text:span text:style-name="T82">Back en</text:span></text:span><text:span text:style-name="Zadani_20_font_20_odlomka"><text:span text:style-name="T84">d</text:span></text:span><text:span text:style-name="Zadani_20_font_20_odlomka"><text:span text:style-name="T118"> će biti </text:span></text:span><text:span text:style-name="Zadani_20_font_20_odlomka"><text:span text:style-name="T119">napisan u programskom jeziku </text:span></text:span><text:span text:style-name="Zadani_20_font_20_odlomka"><text:span text:style-name="T83">Python.</text:span></text:span><text:span text:style-name="Zadani_20_font_20_odlomka"><text:span text:style-name="T119"> Serverska baza podataka će biti ostvarena u jeziku Postgresql, a korisnička baza podataka na </text:span></text:span><text:span text:style-name="Zadani_20_font_20_odlomka"><text:span text:style-name="T83">Android</text:span></text:span><text:span text:style-name="Zadani_20_font_20_odlomka"><text:span text:style-name="T119"> uređaju u jeziku </text:span></text:span><text:span text:style-name="Zadani_20_font_20_odlomka"><text:span text:style-name="T83">sqlite </text:span></text:span><text:span text:style-name="Zadani_20_font_20_odlomka"><text:span text:style-name="T119">u knjižnici </text:span></text:span><text:span text:style-name="Zadani_20_font_20_odlomka"><text:span text:style-name="T83">Room</text:span></text:span><text:span text:style-name="Zadani_20_font_20_odlomka"><text:span text:style-name="T119">.</text:span></text:span></text:p>
      <text:p text:style-name="P16"><text:span text:style-name="Zadani_20_font_20_odlomka"><text:span text:style-name="T111">Tim programera koji radi na ovom projektu sastoji se od sedam članova. Očekivano trajanje projekta iznosi oko tri mjeseca.</text:span></text:span></text:p>
      <text:p text:style-name="P16"><text:span text:style-name="Zadani_20_font_20_odlomka"><text:span text:style-name="T111">Krajnji rokovi su strogo zadani, a cjelokupnu prijetnju najviše predstavlja </text:span></text:span><text:span text:style-name="Zadani_20_font_20_odlomka"><text:span text:style-name="T112">Fakultet i ostale obveze kojeg on podrazumijeva.</text:span></text:span></text:p>
      <text:p text:style-name="P5"><text:soft-page-break/><text:span text:style-name="Zadani_20_font_20_odlomka"><text:span text:style-name="T122"/></text:span></text:p>
      <text:p text:style-name="P5"><text:span text:style-name="Zadani_20_font_20_odlomka"><text:span text:style-name="T122"/></text:span></text:p>
      <text:p text:style-name="P17"><text:span text:style-name="Zadani_20_font_20_odlomka"><text:span text:style-name="T10">Izlu</text:span></text:span><text:span text:style-name="Zadani_20_font_20_odlomka"><text:span text:style-name="T11">č</text:span></text:span><text:span text:style-name="Zadani_20_font_20_odlomka"><text:span text:style-name="T10">ivanje</text:span></text:span><text:span text:style-name="Zadani_20_font_20_odlomka"><text:span text:style-name="T12"> funkcionalnosti </text:span></text:span><text:span text:style-name="Zadani_20_font_20_odlomka"><text:span text:style-name="T13">i zahtjeva</text:span></text:span></text:p>
      <text:p text:style-name="P17"><text:span text:style-name="Zadani_20_font_20_odlomka"><text:span text:style-name="T123">I. Osnovne funkcionalnosti aplikacije SmartCart:</text:span></text:span></text:p>
      <text:list xml:id="list689010994" text:style-name="L3">
        <text:list-item>
          <text:p text:style-name="P53"><text:span text:style-name="Zadani_20_font_20_odlomka"><text:span text:style-name="T125">pregled trgovina i namirnica dostupnim u njima</text:span></text:span></text:p>
        </text:list-item>
        <text:list-item>
          <text:p text:style-name="P53"><text:span text:style-name="Zadani_20_font_20_odlomka"><text:span text:style-name="T125">dodavanje artikala na popis tj. u košaricu</text:span></text:span></text:p>
        </text:list-item>
        <text:list-item>
          <text:p text:style-name="P53"><text:span text:style-name="Zadani_20_font_20_odlomka"><text:span text:style-name="T125">fiskalizacija računa (simulacija)</text:span></text:span></text:p>
        </text:list-item>
      </text:list>
      <text:p text:style-name="P17"><text:span text:style-name="Zadani_20_font_20_odlomka"><text:span text:style-name="T93"><text:s text:c="4"/>KOMENTAR: Zbog toga što je pravu fiskalizaciju i izmjenu/obradu kontrolnih informacija teško napraviti, mi smo se odlučili za ovu jednostavniju verziju iste. Preko ove funkcionalnosti aplikacija komunicira "prema vani", tj. s nezavisnom bazom podataka.</text:span></text:span></text:p>
      <text:p text:style-name="P24">II. Dodatne funkcionalnosti aplikacije SmartCart:</text:p>
      <text:list xml:id="list4254790550" text:style-name="L4">
        <text:list-item>
          <text:p text:style-name="P54"><text:span text:style-name="Zadani_20_font_20_odlomka"><text:span text:style-name="T93">popis trgovina (mogućnost sortiranja od najmanje udaljenih do najudaljenijih)</text:span></text:span></text:p>
        </text:list-item>
        <text:list-item>
          <text:p text:style-name="P54"><text:span text:style-name="Zadani_20_font_20_odlomka"><text:span text:style-name="T93">pregled trgovina na karti</text:span></text:span></text:p>
        </text:list-item>
        <text:list-item>
          <text:p text:style-name="P54"><text:span text:style-name="Zadani_20_font_20_odlomka"><text:span text:style-name="T93">izračun optimalne cijene odabranih proizvoda</text:span></text:span></text:p>
        </text:list-item>
        <text:list-item>
          <text:p text:style-name="P54"><text:span text:style-name="Zadani_20_font_20_odlomka"><text:span text:style-name="T93">razno filtriranje proizvoda (po cijeni, po trgovini, po kvartovima, po proizvođaču itd...) i naravno kombiniranje filtera</text:span></text:span></text:p>
        </text:list-item>
        <text:list-item>
          <text:p text:style-name="P54"><text:span text:style-name="Zadani_20_font_20_odlomka"><text:span text:style-name="T93">mogućnost stvaranja računa (account) i ulogiravanja - četiri razine autorizacije: gost, kupac, trgovac, admin:</text:span></text:span></text:p>
        </text:list-item>
      </text:list>
      <text:list xml:id="list2053076808" text:style-name="L5">
        <text:list-item>
          <text:list>
            <text:list-item>
              <text:p text:style-name="P55"><text:span text:style-name="Zadani_20_font_20_odlomka"><text:span text:style-name="T93">gost: osoba koja se nije ulogirala ili nema račun - dostupan je samo pregled trgovina i namirnica</text:span></text:span></text:p>
            </text:list-item>
            <text:list-item>
              <text:p text:style-name="P55"><text:span text:style-name="Zadani_20_font_20_odlomka"><text:span text:style-name="T93">kupac: mogućnost dodavanja artikala na popis tj. u košaricu</text:span></text:span></text:p>
            </text:list-item>
            <text:list-item>
              <text:p text:style-name="P55"><text:span text:style-name="Zadani_20_font_20_odlomka"><text:span text:style-name="T93">trgovac: dodavanje proizvoda u trgovinama i dodavanje trgovina kao takvih. Može preko aplikacije fiskalizirati račun.</text:span></text:span></text:p>
            </text:list-item>
            <text:list-item>
              <text:p text:style-name="P55"><text:span text:style-name="Zadani_20_font_20_odlomka"><text:span text:style-name="T109">administrator</text:span></text:span><text:span text:style-name="Zadani_20_font_20_odlomka"><text:span text:style-name="T93">: brine se za točnost artikala dostupnim u aplikaciji. Također može ukloniti trgovine i proizvode iz aplikacije.</text:span></text:span></text:p>
              <text:p text:style-name="P56"><text:span text:style-name="Zadani_20_font_20_odlomka"><text:span text:style-name="T93"/></text:span></text:p>
            </text:list-item>
          </text:list>
        </text:list-item>
      </text:list>
      <text:list xml:id="list171540417707485" text:continue-list="list4254790550" text:style-name="L4">
        <text:list-item>
          <text:p text:style-name="P54"><text:span text:style-name="Zadani_20_font_20_odlomka"><text:span text:style-name="T93">mogućnost posjedovanja više (aktivnih) popisa u isto vrijeme</text:span></text:span></text:p>
        </text:list-item>
        <text:list-item>
          <text:p text:style-name="P54"><text:span text:style-name="Zadani_20_font_20_odlomka"><text:span text:style-name="T93">mogućnost manipulacije popisima (otvaranje, zatvaranje, arhiviranje, pregled starih popisa, brisanje...)</text:span></text:span></text:p>
        </text:list-item>
        <text:list-item>
          <text:p text:style-name="P54"><text:soft-page-break/><text:span text:style-name="Zadani_20_font_20_odlomka"><text:span text:style-name="T93">unaprijed postavljeni popisi - Npr. "kolač od čokolade" je popis koji sadrži sve artikle koji su potrebni za kolač npr. jaja, brašno, čokolada za kuhanje 200g...</text:span></text:span></text:p>
        </text:list-item>
        <text:list-item>
          <text:p text:style-name="P54"><text:span text:style-name="Zadani_20_font_20_odlomka"><text:span text:style-name="T93">mogućnost stvaranja vlastitih unaprijed postavljenih popisa npr. "stvari za wc" koji sadrži domestos, pronto itd.</text:span></text:span></text:p>
        </text:list-item>
        <text:list-item>
          <text:p text:style-name="P54"><text:span text:style-name="Zadani_20_font_20_odlomka"><text:span text:style-name="T99">mogućnost označavanja proizvoda kao "omiljenih". Ti su proizvodi izlistani sa strane u side bar-u da se lakše može doći do njih</text:span></text:span></text:p>
        </text:list-item>
      </text:list>
      <text:p text:style-name="P5"><text:span text:style-name="Zadani_20_font_20_odlomka"><text:span text:style-name="T122"/></text:span></text:p>
      <text:p text:style-name="P4"><text:span text:style-name="Zadani_20_font_20_odlomka"><text:span text:style-name="T14"/></text:span></text:p>
      <text:p text:style-name="P4"><text:span text:style-name="Zadani_20_font_20_odlomka"><text:span text:style-name="T124">Klasifikacija zahtjeva</text:span></text:span></text:p>
      <text:p text:style-name="P19"><text:span text:style-name="Zadani_20_font_20_odlomka"><text:span text:style-name="T126">Funkcionalni zahtjevi – „</text:span></text:span><text:span text:style-name="Zadani_20_font_20_odlomka"><text:span text:style-name="T128">system shall do”- </text:span></text:span><text:span text:style-name="Zadani_20_font_20_odlomka"><text:span text:style-name="T129">aplikacija će </text:span></text:span><text:span text:style-name="Zadani_20_font_20_odlomka"><text:span text:style-name="T130">raditi sljedeće</text:span></text:span><text:span text:style-name="Zadani_20_font_20_odlomka"><text:span text:style-name="T129">:</text:span></text:span></text:p>
      <text:list xml:id="list130069937" text:style-name="L6">
        <text:list-item>
          <text:p text:style-name="P49"><text:span text:style-name="Zadani_20_font_20_odlomka"><text:span text:style-name="T113">pregled svih trgovina u na karti</text:span></text:span></text:p>
        </text:list-item>
        <text:list-item>
          <text:p text:style-name="P50"><text:span text:style-name="Zadani_20_font_20_odlomka"><text:span text:style-name="T114">pregled svih artikala u tim trgovinama</text:span></text:span></text:p>
        </text:list-item>
        <text:list-item>
          <text:p text:style-name="P50"><text:span text:style-name="Zadani_20_font_20_odlomka"><text:span text:style-name="T114">mogućnost dodavanja artikala na popise</text:span></text:span></text:p>
        </text:list-item>
        <text:list-item>
          <text:p text:style-name="P50"><text:span text:style-name="Zadani_20_font_20_odlomka"><text:span text:style-name="T114">mogućnost izračunavanja optimalne cijene</text:span></text:span></text:p>
        </text:list-item>
        <text:list-item>
          <text:p text:style-name="P50"><text:span text:style-name="Zadani_20_font_20_odlomka"><text:span text:style-name="T114">opcija stvaranja računa i ulogiravanja</text:span></text:span></text:p>
        </text:list-item>
      </text:list>
      <text:p text:style-name="P19"><text:span text:style-name="Zadani_20_font_20_odlomka"><text:span text:style-name="T126">Nefunkcionalni sustava – „</text:span></text:span><text:span text:style-name="Zadani_20_font_20_odlomka"><text:span text:style-name="T127">system shall be” – aplikacija će biti ovakva:</text:span></text:span></text:p>
      <text:list xml:id="list1391013352" text:style-name="L7">
        <text:list-item>
          <text:p text:style-name="P51"><text:span text:style-name="Zadani_20_font_20_odlomka"><text:span text:style-name="T41">ograničen </text:span></text:span><text:span text:style-name="Zadani_20_font_20_odlomka"><text:span text:style-name="T81">User experience (UX)</text:span></text:span><text:span text:style-name="Zadani_20_font_20_odlomka"><text:span text:style-name="T115"> bez internetske veze</text:span></text:span></text:p>
        </text:list-item>
        <text:list-item>
          <text:p text:style-name="P52"><text:span text:style-name="Zadani_20_font_20_odlomka"><text:span text:style-name="T120">**</text:span></text:span><text:span text:style-name="Zadani_20_font_20_odlomka"><text:span text:style-name="T121">ograničenja na vrijeme ažuriranja sustava</text:span></text:span></text:p>
        </text:list-item>
      </text:list>
      <text:p text:style-name="P19"><text:span text:style-name="Zadani_20_font_20_odlomka"><text:span text:style-name="T126">Zahtjevi domene primjene</text:span></text:span></text:p>
      <text:list xml:id="list794810308" text:style-name="L8">
        <text:list-item>
          <text:p text:style-name="P45"><text:span text:style-name="Zadani_20_font_20_odlomka"><text:span text:style-name="T116">fiskalizacija će biti </text:span></text:span><text:span text:style-name="Zadani_20_font_20_odlomka"><text:span text:style-name="T117">simulirana</text:span></text:span></text:p>
        </text:list-item>
      </text:list>
      <text:p text:style-name="P18"><text:span text:style-name="Zadani_20_font_20_odlomka"><text:span text:style-name="T15">Speficikacija zahtjeva</text:span></text:span></text:p>
      <text:p text:style-name="P18"><text:span text:style-name="Zadani_20_font_20_odlomka"><text:span text:style-name="T15"/></text:span></text:p>
      <text:p text:style-name="P18"><text:span text:style-name="Zadani_20_font_20_odlomka"><text:span text:style-name="T15">Validacija zahtjeva</text:span></text:span></text:p>
      <text:p text:style-name="P18"><text:span text:style-name="Zadani_20_font_20_odlomka"><text:span text:style-name="T15"/></text:span></text:p>
      <text:p text:style-name="P18"><text:span text:style-name="Zadani_20_font_20_odlomka"><text:span text:style-name="T15">Upravljanje zahtjevima</text:span></text:span></text:p>
      <text:p text:style-name="P18"><text:soft-page-break/><text:span text:style-name="Zadani_20_font_20_odlomka"><text:span text:style-name="T15"/></text:span></text:p>
      <text:p text:style-name="P2"><text:span text:style-name="Zadani_20_font_20_odlomka"><text:span text:style-name="T100"/></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Odlomak_20_popisa" style:display-name="Odlomak popis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Zadani_20_font_20_odlomka" style:display-name="Zadani font odlomka"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
    <dc:description/>
    <dc:subject/>
    <meta:initial-creator>Antonio Lakoš</meta:initial-creator>
    <meta:creation-date>2020-10-15T22:25:00Z</meta:creation-date>
    <dc:date>2020-10-25T14:37:46.312000000</dc:date>
    <meta:editing-cycles>143</meta:editing-cycles>
    <meta:editing-duration>PT6H43M41S</meta:editing-duration>
    <meta:document-statistic meta:table-count="2" meta:image-count="0" meta:object-count="0" meta:page-count="8" meta:paragraph-count="113" meta:word-count="1706" meta:character-count="11542" meta:non-whitespace-character-count="9954"/>
    <meta:template xlink:type="simple" xlink:actuate="onRequest" xlink:title="" xlink:href="../../../../Users/user/Downloads/PreljevStoga%20(1).odt/Normal.dotm"/>
  </office:meta>
</office:document-meta>
</file>